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153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Application category(s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bile office robot (with sonar data only)</text:p>
          </table:table-cell>
          <table:table-cell office:value-type="string" calcext:value-type="string">
            <text:p>Firby1995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computer vision, HRI/HCI, robotics</text:p>
          </table:table-cell>
          <table:table-cell office:value-type="string" calcext:value-type="string">
            <text:p>robot finding and recognizing people</text:p>
          </table:table-cell>
          <table:table-cell office:value-type="string" calcext:value-type="string">
            <text:p>Wong1995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trash-collecting mobile robot</text:p>
          </table:table-cell>
          <table:table-cell office:value-type="string" calcext:value-type="string">
            <text:p>Firby1995a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ntrol of space shuttle Remote Manipulator System (RMS)</text:p>
          </table:table-cell>
          <table:table-cell office:value-type="string" calcext:value-type="string">
            <text:p>Bonasso1997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computer vision, robotics, NLP</text:p>
          </table:table-cell>
          <table:table-cell office:value-type="string" calcext:value-type="string">
            <text:p>control of free-flying space camera (has stereo vision for object detection and tracking, can understand simple commands, can be teleoperated)</text:p>
          </table:table-cell>
          <table:table-cell office:value-type="string" calcext:value-type="string">
            <text:p>Kortenkamp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ife-support systems for long-term space missions</text:p>
          </table:table-cell>
          <table:table-cell office:value-type="string" calcext:value-type="string">
            <text:p>Kortenkamp19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READER - model of human reading (gaze patterns, simulation of sequential and chronometric characteristics of human readers, semantic and syntactic analysis of sentences, recall and forgetting)</text:p>
          </table:table-cell>
          <table:table-cell office:value-type="string" calcext:value-type="string">
            <text:p>Thibadeau1982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ube Comparisons task (human data) - exploring individual differences in spatial cognition and relating spatial cognition to other kinds of thinking</text:p>
          </table:table-cell>
          <table:table-cell office:value-type="string" calcext:value-type="string">
            <text:p>Just1985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Raven test (human data)</text:p>
          </table:table-cell>
          <table:table-cell office:value-type="string" calcext:value-type="string">
            <text:p>Carpenter1990b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ental rotation of Shepard-Metzler (human data)</text:p>
          </table:table-cell>
          <table:table-cell office:value-type="string" calcext:value-type="string">
            <text:p>Just2007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Tower of London (human data)</text:p>
          </table:table-cell>
          <table:table-cell office:value-type="string" calcext:value-type="string">
            <text:p>Just2007, Newman2003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Tower of Hanoi (human data)</text:p>
          </table:table-cell>
          <table:table-cell office:value-type="string" calcext:value-type="string">
            <text:p>Varma2007, Carpenter1990b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emory syntactic processing (human data) - investigate how differences in WM capacity of readers affected the processing of syntactic structure</text:p>
          </table:table-cell>
          <table:table-cell office:value-type="string" calcext:value-type="string">
            <text:p>King1991, Macdonald1992, Just1992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aphasic sentence comprehension (human data)</text:p>
          </table:table-cell>
          <table:table-cell office:value-type="string" calcext:value-type="string">
            <text:p>Haarmann1997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two-point model of steering control for curve negotiation, corrective steering and lane changing (simulation, human data)</text:p>
          </table:table-cell>
          <table:table-cell office:value-type="string" calcext:value-type="string">
            <text:p>Salvucci2004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dual-task experiment (human data) studies the source of attention limitation which hinders our ability to attend and perform many tasks simultaneously</text:p>
          </table:table-cell>
          <table:table-cell office:value-type="string" calcext:value-type="string">
            <text:p>Just2001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utism model for Tower of London task (human data)</text:p>
          </table:table-cell>
          <table:table-cell office:value-type="string" calcext:value-type="string">
            <text:p>Just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exploration, dynamic and static obstacle avoidance</text:p>
          </table:table-cell>
          <table:table-cell office:value-type="string" calcext:value-type="string">
            <text:p>Brooks1986a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wall following</text:p>
          </table:table-cell>
          <table:table-cell office:value-type="string" calcext:value-type="string">
            <text:p>Brooks1986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hasing and runaway behavior (Tom and Jerry robots)</text:p>
          </table:table-cell>
          <table:table-cell office:value-type="string" calcext:value-type="string">
            <text:p>Connell1987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ic arm control</text:p>
          </table:table-cell>
          <table:table-cell office:value-type="string" calcext:value-type="string">
            <text:p>Connell1989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exapodal walking robot</text:p>
          </table:table-cell>
          <table:table-cell office:value-type="string" calcext:value-type="string">
            <text:p>Brooks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hotosensitive micro-robot</text:p>
          </table:table-cell>
          <table:table-cell office:value-type="string" calcext:value-type="string">
            <text:p>Flynn1989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apping and navigation</text:p>
          </table:table-cell>
          <table:table-cell office:value-type="string" calcext:value-type="string">
            <text:p>Mataric1989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 soda can collecting robot (Herbert)</text:p>
          </table:table-cell>
          <table:table-cell office:value-type="string" calcext:value-type="string">
            <text:p>Brooks19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or the psychomotor vigilance task (human data, EEG)</text:p>
          </table:table-cell>
          <table:table-cell office:value-type="string" calcext:value-type="string">
            <text:p>Walsh2017, Gunzelmann2008c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or the 3-Stimulus Task (human data, EEG)</text:p>
          </table:table-cell>
          <table:table-cell office:value-type="string" calcext:value-type="string">
            <text:p>Walsh201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Radar Task based on a study by Hitchcock et al. (1999) (human data, EEG)</text:p>
          </table:table-cell>
          <table:table-cell office:value-type="string" calcext:value-type="string">
            <text:p>Walsh201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model human data on procedural errors during the use of kitchen assistant UI</text:p>
          </table:table-cell>
          <table:table-cell office:value-type="string" calcext:value-type="string">
            <text:p>Halbrugge2016a, Halbrugge2016, Halbrugge2015a, Halbrugge2015, Serna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during multitasking (human data, fMRI)</text:p>
          </table:table-cell>
          <table:table-cell office:value-type="string" calcext:value-type="string">
            <text:p>Nijboer2016, Nijboer2013, Kelley2003b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effect of fatigue on dual-task performance using data from Bratzke et al. (2007) (human data)</text:p>
          </table:table-cell>
          <table:table-cell office:value-type="string" calcext:value-type="string">
            <text:p>Gunzelmann2009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ssociative recognition experiment (the task is to decide whether a probe of several words matches any previously studied set) (human data, EEG, fMRI)</text:p>
          </table:table-cell>
          <table:table-cell office:value-type="string" calcext:value-type="string">
            <text:p>Zhang2017, Danker2008, Borst2007a, Sohn2005a, Anderson2016, Borst2015c, Schneider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EEG data for Sternberg's working memory task (data from Jacobs et al., 2006)</text:p>
          </table:table-cell>
          <table:table-cell office:value-type="string" calcext:value-type="string">
            <text:p>Anderson201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mechanisms of the end effect and the congruity effect in time and length identification (human data, fMRI)</text:p>
          </table:table-cell>
          <table:table-cell office:value-type="string" calcext:value-type="string">
            <text:p>Moon201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malware intent classification</text:p>
          </table:table-cell>
          <table:table-cell office:value-type="string" calcext:value-type="string">
            <text:p>Lebiere2015, Thomson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games and puzzles, psychological experiments</text:p>
          </table:table-cell>
          <table:table-cell office:value-type="string" calcext:value-type="string">
            <text:p>model of three-move Tower of London (human data)</text:p>
          </table:table-cell>
          <table:table-cell office:value-type="string" calcext:value-type="string">
            <text:p>Albrecht201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tudy influence of driving experience on collision avoidance (human data)</text:p>
          </table:table-cell>
          <table:table-cell office:value-type="string" calcext:value-type="string">
            <text:p>Cao201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signal duration effect in vigilance task by Baker (1963) (human data)</text:p>
          </table:table-cell>
          <table:table-cell office:value-type="string" calcext:value-type="string">
            <text:p>Gartenberg201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or multi-presentation recall tasks by Klein et al. (2005)</text:p>
          </table:table-cell>
          <table:table-cell office:value-type="string" calcext:value-type="string">
            <text:p>Pyke2011, Thomson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learning phases and cognitive stages that occur when human participants learn to solve pyramid problems (human data, fMRI)</text:p>
          </table:table-cell>
          <table:table-cell office:value-type="string" calcext:value-type="string">
            <text:p>Tenison2016, Borst2015b, Anderson2014, Wintermute2012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mputational cognitive model of task interruption and resumption</text:p>
          </table:table-cell>
          <table:table-cell office:value-type="string" calcext:value-type="string">
            <text:p>Borst2015, Lansing2007, Brudzinski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time estimation task (human data)</text:p>
          </table:table-cell>
          <table:table-cell office:value-type="string" calcext:value-type="string">
            <text:p>Jr2013, Taatgen199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graph comprehension</text:p>
          </table:table-cell>
          <table:table-cell office:value-type="string" calcext:value-type="string">
            <text:p>Peebles2013, Peebles2003, Gray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performing two tasks - change signal task and two-alternative forced choice task (human data)</text:p>
          </table:table-cell>
          <table:table-cell office:value-type="string" calcext:value-type="string">
            <text:p>Moore2013, Jr2012, Gunzelmann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change signal task by Brown and Braver (2005) (human data)</text:p>
          </table:table-cell>
          <table:table-cell office:value-type="string" calcext:value-type="string">
            <text:p>Jr201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developmental model of gaze following (human data)</text:p>
          </table:table-cell>
          <table:table-cell office:value-type="string" calcext:value-type="string">
            <text:p>Trafton2013, Trafton2011, Trafton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, robotics</text:p>
          </table:table-cell>
          <table:table-cell office:value-type="string" calcext:value-type="string">
            <text:p>hide-and-seek model (mobile robot)</text:p>
          </table:table-cell>
          <table:table-cell office:value-type="string" calcext:value-type="string">
            <text:p>Trafton2013, Trafton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resuming after interruption in a task involving reading a story (validated on human data)</text:p>
          </table:table-cell>
          <table:table-cell office:value-type="string" calcext:value-type="string">
            <text:p>Trafton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model of resuming after interruption is used in a robot to remind a person if they forgot where they were in the story</text:p>
          </table:table-cell>
          <table:table-cell office:value-type="string" calcext:value-type="string">
            <text:p>Trafton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developmental model of Theory of Mind (human data)</text:p>
          </table:table-cell>
          <table:table-cell office:value-type="string" calcext:value-type="string">
            <text:p>Trafton2013, Trafton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robotics</text:p>
          </table:table-cell>
          <table:table-cell office:value-type="string" calcext:value-type="string">
            <text:p>model of social dominance based on the chimpanzee observations by Brauer et al.</text:p>
          </table:table-cell>
          <table:table-cell office:value-type="string" calcext:value-type="string">
            <text:p>Kennedy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del of teamwork performance (real/simulation)</text:p>
          </table:table-cell>
          <table:table-cell office:value-type="string" calcext:value-type="string">
            <text:p>Kennedy2009, Kennedy2008, Kennedy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del of perspective taking in a like-me task</text:p>
          </table:table-cell>
          <table:table-cell office:value-type="string" calcext:value-type="string">
            <text:p>Kennedy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categorization and clustering</text:p>
          </table:table-cell>
          <table:table-cell office:value-type="string" calcext:value-type="string">
            <text:p>model of credibility judgment of Twitter accounts</text:p>
          </table:table-cell>
          <table:table-cell office:value-type="string" calcext:value-type="string">
            <text:p>Liao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evolution of a domain vocabulary in small communities (human data)</text:p>
          </table:table-cell>
          <table:table-cell office:value-type="string" calcext:value-type="string">
            <text:p>Reitter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Digit Symbol Substitution Test (human data)</text:p>
          </table:table-cell>
          <table:table-cell office:value-type="string" calcext:value-type="string">
            <text:p>Halverson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robotics, HRI/HCI</text:p>
          </table:table-cell>
          <table:table-cell office:value-type="string" calcext:value-type="string">
            <text:p>model of time estimation of how long a task should take (validated on human data), applied to a robot that can comment on whether a person took too long performing a task</text:p>
          </table:table-cell>
          <table:table-cell office:value-type="string" calcext:value-type="string">
            <text:p>Kennedy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emory based model of Hick's law (human data)</text:p>
          </table:table-cell>
          <table:table-cell office:value-type="string" calcext:value-type="string">
            <text:p>Schneider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trategies for dynamic problem solving in a fire-fighting microworld (human data)</text:p>
          </table:table-cell>
          <table:table-cell office:value-type="string" calcext:value-type="string">
            <text:p>Orendain2010, Orendain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use model of ToM to improve HRI in a situation where the human acts in an unexpected way and the robot has to simulate their thought process (MDS robot)</text:p>
          </table:table-cell>
          <table:table-cell office:value-type="string" calcext:value-type="string">
            <text:p>Trafton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problem state bottleneck during multitasking (human data, fMRI)</text:p>
          </table:table-cell>
          <table:table-cell office:value-type="string" calcext:value-type="string">
            <text:p>Borst2013, Borst2011, Borst2010, Borst2008, Borst2007b, Borst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ow humans interpret instructions (human data, fMRI)</text:p>
          </table:table-cell>
          <table:table-cell office:value-type="string" calcext:value-type="string">
            <text:p>Stocco201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model of information foraging on multi- and single-page web search tasks (human data)</text:p>
          </table:table-cell>
          <table:table-cell office:value-type="string" calcext:value-type="string">
            <text:p>Teo2008, Fu2007, Pirolli2004, Pirolli2003, Brumby2003, Brumby2003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information seeking (human data)</text:p>
          </table:table-cell>
          <table:table-cell office:value-type="string" calcext:value-type="string">
            <text:p>Budiu2006, Fu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equential diagnostic reasoning task (human data)</text:p>
          </table:table-cell>
          <table:table-cell office:value-type="string" calcext:value-type="string">
            <text:p>Bohm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the effect of prior practice to optimize learning (human data)</text:p>
          </table:table-cell>
          <table:table-cell office:value-type="string" calcext:value-type="string">
            <text:p>Pavlik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effect of fatigue on cognitive performance in a mental orientation and rotation task (human data)</text:p>
          </table:table-cell>
          <table:table-cell office:value-type="string" calcext:value-type="string">
            <text:p>Halverson201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three term fan effect in recall and recognition tasks (human data)</text:p>
          </table:table-cell>
          <table:table-cell office:value-type="string" calcext:value-type="string">
            <text:p>Rutledge-Taylor201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Iowa Gambling Task (human data)</text:p>
          </table:table-cell>
          <table:table-cell office:value-type="string" calcext:value-type="string">
            <text:p>Napoli2010, Stocco2005a, Fum200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of playing Rock Paper Scissors (human data)</text:p>
          </table:table-cell>
          <table:table-cell office:value-type="string" calcext:value-type="string">
            <text:p>Napoli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iMAP experiment: generating referring expressions (human data)</text:p>
          </table:table-cell>
          <table:table-cell office:value-type="string" calcext:value-type="string">
            <text:p>Guhe2009, Guhe2009a, Guhe2009b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anaphora resolution (human data)</text:p>
          </table:table-cell>
          <table:table-cell office:value-type="string" calcext:value-type="string">
            <text:p>Pyke2007, Budiu2003, Budiu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mathematical discovery (discovering commutativity)</text:p>
          </table:table-cell>
          <table:table-cell office:value-type="string" calcext:value-type="string">
            <text:p>Guhe2009c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learning the number line (human data)</text:p>
          </table:table-cell>
          <table:table-cell office:value-type="string" calcext:value-type="string">
            <text:p>Lende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visualizing spatial information from verbal descriptions (human data)</text:p>
          </table:table-cell>
          <table:table-cell office:value-type="string" calcext:value-type="string">
            <text:p>Lyon2009, Ragni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Thüring, Drewitz and Urbas (2006) experiment on knowledge acquisition (human data)</text:p>
          </table:table-cell>
          <table:table-cell office:value-type="string" calcext:value-type="string">
            <text:p>Drewitz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algebraic problem solving (human data, fMRI)</text:p>
          </table:table-cell>
          <table:table-cell office:value-type="string" calcext:value-type="string">
            <text:p>Stocco2008, Anderson2008c, Anderson2008a, Danker2007, Kao2003, Qin2003, Anderson2003, Koedinger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of strategic adaptation while playing repeated constant-sum games (human data)</text:p>
          </table:table-cell>
          <table:table-cell office:value-type="string" calcext:value-type="string">
            <text:p>Spiliopoulos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misc</text:p>
          </table:table-cell>
          <table:table-cell office:value-type="string" calcext:value-type="string">
            <text:p>model of sensemaking in geospatial intelligence</text:p>
          </table:table-cell>
          <table:table-cell office:value-type="string" calcext:value-type="string">
            <text:p>Paik2013, Thomson2012, Thomson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categorization and clustering</text:p>
          </table:table-cell>
          <table:table-cell office:value-type="string" calcext:value-type="string">
            <text:p>model of facility identification in geospatial images (human data)</text:p>
          </table:table-cell>
          <table:table-cell office:value-type="string" calcext:value-type="string">
            <text:p>Rutledge-taylor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UAV operator (human data)</text:p>
          </table:table-cell>
          <table:table-cell office:value-type="string" calcext:value-type="string">
            <text:p>Dimperio2008, Gluck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word sense disambiguation</text:p>
          </table:table-cell>
          <table:table-cell office:value-type="string" calcext:value-type="string">
            <text:p>Dutta2012, Krusmark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ime estimation in Space Fortress Task by Donchin (1989) (human data)</text:p>
          </table:table-cell>
          <table:table-cell office:value-type="string" calcext:value-type="string">
            <text:p>Moon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a model for playing Space Fortress video game (human data, fMRI)</text:p>
          </table:table-cell>
          <table:table-cell office:value-type="string" calcext:value-type="string">
            <text:p>Anderson2011, Anderson2016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cognitive performance degradation during sleep deprivation (human data)</text:p>
          </table:table-cell>
          <table:table-cell office:value-type="string" calcext:value-type="string">
            <text:p>Jackson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changes in performance on a serial addition/subtraction task during sleep deprivation (human data)</text:p>
          </table:table-cell>
          <table:table-cell office:value-type="string" calcext:value-type="string">
            <text:p>Gunzelmann2012a, Gunzelmann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erial subtraction task (human data)</text:p>
          </table:table-cell>
          <table:table-cell office:value-type="string" calcext:value-type="string">
            <text:p>Ritter2007, Society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causal learning (human data)</text:p>
          </table:table-cell>
          <table:table-cell office:value-type="string" calcext:value-type="string">
            <text:p>Drewitz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intuitive decision making (human data)</text:p>
          </table:table-cell>
          <table:table-cell office:value-type="string" calcext:value-type="string">
            <text:p>Kennedy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memory-based decisions about city size (human data)</text:p>
          </table:table-cell>
          <table:table-cell office:value-type="string" calcext:value-type="string">
            <text:p>Marewski2011, Schooler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effect of sleep deprivation on driver performance (human data)</text:p>
          </table:table-cell>
          <table:table-cell office:value-type="string" calcext:value-type="string">
            <text:p>Gunzelmann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equential decision task (human data)</text:p>
          </table:table-cell>
          <table:table-cell office:value-type="string" calcext:value-type="string">
            <text:p>Walsh2011, Trafton2006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bstract Decision Making task (human data)</text:p>
          </table:table-cell>
          <table:table-cell office:value-type="string" calcext:value-type="string">
            <text:p>Dickison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complex problem solving (determine whether a structural formula matched a chemical compound) (human data, fMRI)</text:p>
          </table:table-cell>
          <table:table-cell office:value-type="string" calcext:value-type="string">
            <text:p>Lenk2011, Mobus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Dynamic Stocks and Flows task (human data)</text:p>
          </table:table-cell>
          <table:table-cell office:value-type="string" calcext:value-type="string">
            <text:p>Reitter2010a, Halbrugge201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path-planning in a randomly generated maze</text:p>
          </table:table-cell>
          <table:table-cell office:value-type="string" calcext:value-type="string">
            <text:p>Reitter2010b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picture-word interference experiment to study Gratton effect (human data)</text:p>
          </table:table-cell>
          <table:table-cell office:value-type="string" calcext:value-type="string">
            <text:p>Maanen2010, Maanen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priming in visual-motor tasks based on the experiments by Tucker &amp; Ellis (2001) (human data)</text:p>
          </table:table-cell>
          <table:table-cell office:value-type="string" calcext:value-type="string">
            <text:p>Harrison201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ubliminal priming study by Marcel (1983) (human data)</text:p>
          </table:table-cell>
          <table:table-cell office:value-type="string" calcext:value-type="string">
            <text:p>Maanen2007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effect of caffeine on appraisal and mental arithmetic performance (human data)</text:p>
          </table:table-cell>
          <table:table-cell office:value-type="string" calcext:value-type="string">
            <text:p>Kase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degradation of driver performance under sleep deprivation (human data)</text:p>
          </table:table-cell>
          <table:table-cell office:value-type="string" calcext:value-type="string">
            <text:p>Gunzelmann2009c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predict individual's skill in playing computer game (human data, fMRI)</text:p>
          </table:table-cell>
          <table:table-cell office:value-type="string" calcext:value-type="string">
            <text:p>Anderson2016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cquisition of lateral control skills for driving (human data)</text:p>
          </table:table-cell>
          <table:table-cell office:value-type="string" calcext:value-type="string">
            <text:p>Cao201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ffects of sleep loss and circadian rhythms on sustained attention performance with Psychomotor Vigilance Test (human data)</text:p>
          </table:table-cell>
          <table:table-cell office:value-type="string" calcext:value-type="string">
            <text:p>Gunzelmann2009, Gunzelmann2010, Gunzelmann2009b, Gunzelmann2009d, Gunzelmann2008c, Gunzelmann2008b, Gunzelmann2007d, Gunzelmann2007b, Gross2006, Gunzelmann2005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learning effects in mobile texting: novices vs experts (human data)</text:p>
          </table:table-cell>
          <table:table-cell office:value-type="string" calcext:value-type="string">
            <text:p>Das2008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of syntactic priming</text:p>
          </table:table-cell>
          <table:table-cell office:value-type="string" calcext:value-type="string">
            <text:p>Reitter2011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cell-phone interface interaction (human data)</text:p>
          </table:table-cell>
          <table:table-cell office:value-type="string" calcext:value-type="string">
            <text:p>Amant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random menu selection (human data)</text:p>
          </table:table-cell>
          <table:table-cell office:value-type="string" calcext:value-type="string">
            <text:p>Byrne200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model of phone menu interaction (human data)</text:p>
          </table:table-cell>
          <table:table-cell office:value-type="string" calcext:value-type="string">
            <text:p>Amant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user model for teleoperation task</text:p>
          </table:table-cell>
          <table:table-cell office:value-type="string" calcext:value-type="string">
            <text:p>Making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ir traffic controller task (human data)</text:p>
          </table:table-cell>
          <table:table-cell office:value-type="string" calcext:value-type="string">
            <text:p>Taatgen2003a, Taatgen2002, Rehling2004, Taatgen2002b, Lebiere2001, Lee1982, Lee199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improving design of instructions for better learning</text:p>
          </table:table-cell>
          <table:table-cell office:value-type="string" calcext:value-type="string">
            <text:p>Taatgen2005, Rittle-johnson198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IFF (identify friend or foe) tapping task (human data)</text:p>
          </table:table-cell>
          <table:table-cell office:value-type="string" calcext:value-type="string">
            <text:p>Moon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troop task (human data)</text:p>
          </table:table-cell>
          <table:table-cell office:value-type="string" calcext:value-type="string">
            <text:p>Altmann2001, Lovett2005, Maanen2007, Stocco2007, Juvina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kill forgetting (human data)</text:p>
          </table:table-cell>
          <table:table-cell office:value-type="string" calcext:value-type="string">
            <text:p>Kim2007, Altmann2002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computer vision</text:p>
          </table:table-cell>
          <table:table-cell office:value-type="string" calcext:value-type="string">
            <text:p>feature and conjunction search task by Treisman and Gelade (1980) (human data)</text:p>
          </table:table-cell>
          <table:table-cell office:value-type="string" calcext:value-type="string">
            <text:p>Nyamsuren2013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HA (Abducting Hotspots of Activity) sensemaking tasks (human data)</text:p>
          </table:table-cell>
          <table:table-cell office:value-type="string" calcext:value-type="string">
            <text:p>Lebiere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toy test by Postma, 1998 measures recall of object locations (human data)</text:p>
          </table:table-cell>
          <table:table-cell office:value-type="string" calcext:value-type="string">
            <text:p>Peebles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ap navigation task (human data)</text:p>
          </table:table-cell>
          <table:table-cell office:value-type="string" calcext:value-type="string">
            <text:p>Fu2012, Dye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web search task (human data)</text:p>
          </table:table-cell>
          <table:table-cell office:value-type="string" calcext:value-type="string">
            <text:p>Fu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orientation tasks (find-on-map and find-in-scene using exocentric or egocentric views) (human data)</text:p>
          </table:table-cell>
          <table:table-cell office:value-type="string" calcext:value-type="string">
            <text:p>Gunzelmann2008, Gunzelmann2006, Gunzelmann2006a, Gunzelmann2005, Gunzelmann2004, Gunzelmann2004a, Gunzelmann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circle of buttons experiment by Ehret (2002) (human data)</text:p>
          </table:table-cell>
          <table:table-cell office:value-type="string" calcext:value-type="string">
            <text:p>Das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model of reading comprehension</text:p>
          </table:table-cell>
          <table:table-cell office:value-type="string" calcext:value-type="string">
            <text:p>Freiman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model of sentence comprehension</text:p>
          </table:table-cell>
          <table:table-cell office:value-type="string" calcext:value-type="string">
            <text:p>Lewis2005, Stocco2005, Budiu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linguistic spatial gestures based on data from Kita and Ozyurek (2003) (human data)</text:p>
          </table:table-cell>
          <table:table-cell office:value-type="string" calcext:value-type="string">
            <text:p>Breslow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dependency resolution in processing of negative and positive polarity items based on the experiment by Drenhaus et al (2005)</text:p>
          </table:table-cell>
          <table:table-cell office:value-type="string" calcext:value-type="string">
            <text:p>Vasishth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associative learning (human data, fMRI)</text:p>
          </table:table-cell>
          <table:table-cell office:value-type="string" calcext:value-type="string">
            <text:p>Anderson2008b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model of text entry on cell phone (human data)</text:p>
          </table:table-cell>
          <table:table-cell office:value-type="string" calcext:value-type="string">
            <text:p>Das2007, John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model of multitasking while driving (human data)</text:p>
          </table:table-cell>
          <table:table-cell office:value-type="string" calcext:value-type="string">
            <text:p>Brumby2007, Salvucci2005, Kiefer2005, Salvucci2002, Salvucci2001a, Salvucci2001b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Blocks World task <text:s/>- replicate a pattern of eight-colored items on screen (human data)</text:p>
          </table:table-cell>
          <table:table-cell office:value-type="string" calcext:value-type="string">
            <text:p>Janssen2012, Gray2006, Gray2005, Fu2001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N-back task (human data)</text:p>
          </table:table-cell>
          <table:table-cell office:value-type="string" calcext:value-type="string">
            <text:p>Kottlors2006, Juvina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driving (human data)</text:p>
          </table:table-cell>
          <table:table-cell office:value-type="string" calcext:value-type="string">
            <text:p>Salvucci2006, Ritter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unting task by Dutke (1997) (human data)</text:p>
          </table:table-cell>
          <table:table-cell office:value-type="string" calcext:value-type="string">
            <text:p>Pape200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uman time estimation (human data)</text:p>
          </table:table-cell>
          <table:table-cell office:value-type="string" calcext:value-type="string">
            <text:p>Germany2007, Dzaack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ttentional blink task (human data, EEG)</text:p>
          </table:table-cell>
          <table:table-cell office:value-type="string" calcext:value-type="string">
            <text:p>VanVugt2012, Taatgen2009, Taatgen199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learning a song</text:p>
          </table:table-cell>
          <table:table-cell office:value-type="string" calcext:value-type="string">
            <text:p>Chikhaoui2009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contextual assistant to locate objects</text:p>
          </table:table-cell>
          <table:table-cell office:value-type="string" calcext:value-type="string">
            <text:p>Belkacem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Tower of Hanoi (human data, fMRI)</text:p>
          </table:table-cell>
          <table:table-cell office:value-type="string" calcext:value-type="string">
            <text:p>Anderson2001, Anderson2005c, Gunzelmann2003, Anderson2002a, Gunzelmann200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FMS (flight management system) programming task based on the model of list learning (accounts for length and serial position effects)(human data)</text:p>
          </table:table-cell>
          <table:table-cell office:value-type="string" calcext:value-type="string">
            <text:p>Matessa1998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Backgammon (demo of cognitively plausible learning)</text:p>
          </table:table-cell>
          <table:table-cell office:value-type="string" calcext:value-type="string">
            <text:p>Sanner200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a game of Set (construction of a believable opponent)</text:p>
          </table:table-cell>
          <table:table-cell office:value-type="string" calcext:value-type="string">
            <text:p>Taatgen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driver's attention (simulated driving)</text:p>
          </table:table-cell>
          <table:table-cell office:value-type="string" calcext:value-type="string">
            <text:p>Haring201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rousal and its effect on memory (human data)</text:p>
          </table:table-cell>
          <table:table-cell office:value-type="string" calcext:value-type="string">
            <text:p>Cochran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Abstract Decision Making task (human data)</text:p>
          </table:table-cell>
          <table:table-cell office:value-type="string" calcext:value-type="string">
            <text:p>Dickison200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visual search (human data)</text:p>
          </table:table-cell>
          <table:table-cell office:value-type="string" calcext:value-type="string">
            <text:p>Tamborello2007, Tamborello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piano playing (human data)</text:p>
          </table:table-cell>
          <table:table-cell office:value-type="string" calcext:value-type="string">
            <text:p>Nguyen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music reading skill acquisition (humand data)</text:p>
          </table:table-cell>
          <table:table-cell office:value-type="string" calcext:value-type="string">
            <text:p>Emond201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patial memory (human data)</text:p>
          </table:table-cell>
          <table:table-cell office:value-type="string" calcext:value-type="string">
            <text:p>Winkelholz2006, Winkelholz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National Missile Defence task (human data)</text:p>
          </table:table-cell>
          <table:table-cell office:value-type="string" calcext:value-type="string">
            <text:p>Best2006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FaCT (Fact and Concept Training) System for student practice and assessment</text:p>
          </table:table-cell>
          <table:table-cell office:value-type="string" calcext:value-type="string">
            <text:p>Jr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correlation detection task (human data)</text:p>
          </table:table-cell>
          <table:table-cell office:value-type="string" calcext:value-type="string">
            <text:p>Gaissmaier2006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PM</text:p>
          </table:table-cell>
          <table:table-cell office:value-type="string" calcext:value-type="string">
            <text:p>model predicting future performance and current skill level (human data)</text:p>
          </table:table-cell>
          <table:table-cell office:value-type="string" calcext:value-type="string">
            <text:p>Jastrzembski2006, Corbett199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ask-switching during time-critical multitasking (human data)</text:p>
          </table:table-cell>
          <table:table-cell office:value-type="string" calcext:value-type="string">
            <text:p>Kushleyeva2005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human error in aviation domain</text:p>
          </table:table-cell>
          <table:table-cell office:value-type="string" calcext:value-type="string">
            <text:p>Byrne2005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of sentence sorting by meaning based on Bencini and Goldberg 2000 experiment data</text:p>
          </table:table-cell>
          <table:table-cell office:value-type="string" calcext:value-type="string">
            <text:p>Fowles-Winkler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treak biases in decision making (human data)</text:p>
          </table:table-cell>
          <table:table-cell office:value-type="string" calcext:value-type="string">
            <text:p>Altmann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repeated binary choice (human data)</text:p>
          </table:table-cell>
          <table:table-cell office:value-type="string" calcext:value-type="string">
            <text:p>Lebiere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memory search task (human data)</text:p>
          </table:table-cell>
          <table:table-cell office:value-type="string" calcext:value-type="string">
            <text:p>Chuderski2005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pilot attention during approach and landing to find the impact of SVS on performance</text:p>
          </table:table-cell>
          <table:table-cell office:value-type="string" calcext:value-type="string">
            <text:p>Byrne2004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cognition and behavior of an airline pilot taxiing a Boeing 737-800</text:p>
          </table:table-cell>
          <table:table-cell office:value-type="string" calcext:value-type="string">
            <text:p>Schoelles198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ge effects on driving (human data)</text:p>
          </table:table-cell>
          <table:table-cell office:value-type="string" calcext:value-type="string">
            <text:p>Salvucci2004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routine procedure execution (human data)</text:p>
          </table:table-cell>
          <table:table-cell office:value-type="string" calcext:value-type="string">
            <text:p>Byrne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gaze-following in chimpanzees</text:p>
          </table:table-cell>
          <table:table-cell office:value-type="string" calcext:value-type="string">
            <text:p>Harrison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AWC task (human data)</text:p>
          </table:table-cell>
          <table:table-cell office:value-type="string" calcext:value-type="string">
            <text:p>Fu2004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of Beer Game (human data)</text:p>
          </table:table-cell>
          <table:table-cell office:value-type="string" calcext:value-type="string">
            <text:p>Martin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model of language comprehension</text:p>
          </table:table-cell>
          <table:table-cell office:value-type="string" calcext:value-type="string">
            <text:p>Ball2004, Ball200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processing negations in nonliteral sentences (human data)</text:p>
          </table:table-cell>
          <table:table-cell office:value-type="string" calcext:value-type="string">
            <text:p>Budiu2004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HRI/HCI</text:p>
          </table:table-cell>
          <table:table-cell office:value-type="string" calcext:value-type="string">
            <text:p>model of visual search in iconic displays (human data)</text:p>
          </table:table-cell>
          <table:table-cell office:value-type="string" calcext:value-type="string">
            <text:p>Everett2004, Fleetwood2002a, Fleetwood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ttentional Network Test (human data)</text:p>
          </table:table-cell>
          <table:table-cell office:value-type="string" calcext:value-type="string">
            <text:p>Sun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voter (human data from National Election Survey)</text:p>
          </table:table-cell>
          <table:table-cell office:value-type="string" calcext:value-type="string">
            <text:p>Kim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Image Recommender System</text:p>
          </table:table-cell>
          <table:table-cell office:value-type="string" calcext:value-type="string">
            <text:p>Maanen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False Belief Task (human data)</text:p>
          </table:table-cell>
          <table:table-cell office:value-type="string" calcext:value-type="string">
            <text:p>Barslanrugnl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social reasoning in Marble Drop task (human data)</text:p>
          </table:table-cell>
          <table:table-cell office:value-type="string" calcext:value-type="string">
            <text:p>Maanen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of playing the game of Set (human data)</text:p>
          </table:table-cell>
          <table:table-cell office:value-type="string" calcext:value-type="string">
            <text:p>Taatgen2003c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map navigation task (human data)</text:p>
          </table:table-cell>
          <table:table-cell office:value-type="string" calcext:value-type="string">
            <text:p>Fu2003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of learning English past tense (human data)</text:p>
          </table:table-cell>
          <table:table-cell office:value-type="string" calcext:value-type="string">
            <text:p>Taatgen2003b, Taatgen2002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nalogical reasoning (human data)</text:p>
          </table:table-cell>
          <table:table-cell office:value-type="string" calcext:value-type="string">
            <text:p>Grob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visual attention capture (human data)</text:p>
          </table:table-cell>
          <table:table-cell office:value-type="string" calcext:value-type="string">
            <text:p>Fick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lexical decision (human data)</text:p>
          </table:table-cell>
          <table:table-cell office:value-type="string" calcext:value-type="string">
            <text:p>VanRijn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cquisition of the functions of determiners (human data)</text:p>
          </table:table-cell>
          <table:table-cell office:value-type="string" calcext:value-type="string">
            <text:p>Zondervan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implicit learning in Sugar Factory task (human data)</text:p>
          </table:table-cell>
          <table:table-cell office:value-type="string" calcext:value-type="string">
            <text:p>Fum2003, Fum198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rticulatory Loop (human data)</text:p>
          </table:table-cell>
          <table:table-cell office:value-type="string" calcext:value-type="string">
            <text:p>Huss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for solving Toads and Frogs puzzle (human data)</text:p>
          </table:table-cell>
          <table:table-cell office:value-type="string" calcext:value-type="string">
            <text:p>Missier2002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of learning the Spanish verb inflectional system (human data)</text:p>
          </table:table-cell>
          <table:table-cell office:value-type="string" calcext:value-type="string">
            <text:p>Anderson2002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of learning German plural (human data)</text:p>
          </table:table-cell>
          <table:table-cell office:value-type="string" calcext:value-type="string">
            <text:p>Taatgen200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categorization and clustering</text:p>
          </table:table-cell>
          <table:table-cell office:value-type="string" calcext:value-type="string">
            <text:p>model of categorization (human data)</text:p>
          </table:table-cell>
          <table:table-cell office:value-type="string" calcext:value-type="string">
            <text:p>Anderson1996c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ing human performance in baseball batting</text:p>
          </table:table-cell>
          <table:table-cell office:value-type="string" calcext:value-type="string">
            <text:p>Lebiere2001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Balance Scale Task (human data)</text:p>
          </table:table-cell>
          <table:table-cell office:value-type="string" calcext:value-type="string">
            <text:p>Rijn2003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dyadic distributive negotiation (human data)</text:p>
          </table:table-cell>
          <table:table-cell office:value-type="string" calcext:value-type="string">
            <text:p>Fum199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gnitive tutor for algebra symbolization</text:p>
          </table:table-cell>
          <table:table-cell office:value-type="string" calcext:value-type="string">
            <text:p>Koedinger1995, Koedinger1997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to solve a Tower of Nottingham puzzle</text:p>
          </table:table-cell>
          <table:table-cell office:value-type="string" calcext:value-type="string">
            <text:p>Ritter2000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Prisoner's dilemma</text:p>
          </table:table-cell>
          <table:table-cell office:value-type="string" calcext:value-type="string">
            <text:p>Kim19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visual scene understanding (determine whether the objects in the scene are the same or some are added/missing)</text:p>
          </table:table-cell>
          <table:table-cell office:value-type="string" calcext:value-type="string">
            <text:p>Lyons2009, LyonsD.M.2011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tracking moving object (car in a simulation)</text:p>
          </table:table-cell>
          <table:table-cell office:value-type="string" calcext:value-type="string">
            <text:p>Benjamin2015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predict motion of a moving object</text:p>
          </table:table-cell>
          <table:table-cell office:value-type="string" calcext:value-type="string">
            <text:p>Benjamin2013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dialog comprehension and generation (subset of English), learning new meanings of words from visual context</text:p>
          </table:table-cell>
          <table:table-cell office:value-type="string" calcext:value-type="string">
            <text:p>Benjamin20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atient monitoring (Guardian)</text:p>
          </table:table-cell>
          <table:table-cell office:value-type="string" calcext:value-type="string">
            <text:p>Washingtona1992, Washington1989, Hayes-Roth1990, Hayes-Roth1995a, Larsson1996a, Eric1997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nitoring of semiconductor manufacturing equipment</text:p>
          </table:table-cell>
          <table:table-cell office:value-type="string" calcext:value-type="string">
            <text:p>Hayes-roth1991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HRI/HCI, virtual agents</text:p>
          </table:table-cell>
          <table:table-cell office:value-type="string" calcext:value-type="string">
            <text:p>animated affective characters (Virtual Theater)</text:p>
          </table:table-cell>
          <table:table-cell office:value-type="string" calcext:value-type="string">
            <text:p>Maldonado1998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patient monitoring and consultation (The Patient Advocate)</text:p>
          </table:table-cell>
          <table:table-cell office:value-type="string" calcext:value-type="string">
            <text:p>Miksch1996, Miksch1997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office surveillance (simulated), template-based command parsing</text:p>
          </table:table-cell>
          <table:table-cell office:value-type="string" calcext:value-type="string">
            <text:p>Hayes-Roth1995a, Hayes-Roth1993a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HRI/HCI, robotics, NLP</text:p>
          </table:table-cell>
          <table:table-cell office:value-type="string" calcext:value-type="string">
            <text:p>office delivery (simulated/real), template-based command parsing</text:p>
          </table:table-cell>
          <table:table-cell office:value-type="string" calcext:value-type="string">
            <text:p>Hayes-Roth1995a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story-making with improv puppets and actors</text:p>
          </table:table-cell>
          <table:table-cell office:value-type="string" calcext:value-type="string">
            <text:p>Hayes-Roth1995, Hayes-Roth1997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NLP, HRI/HCI, virtual agents</text:p>
          </table:table-cell>
          <table:table-cell office:value-type="string" calcext:value-type="string">
            <text:p>Cybercafe scenario (Computer Virtual Theater) based on the Schank's restaurant script</text:p>
          </table:table-cell>
          <table:table-cell office:value-type="string" calcext:value-type="string">
            <text:p>Rousseau1996, Rousseau1996a, Rousseau1997a, Rousseau1997b, Isbister1998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HRI/HCI, virtual agents</text:p>
          </table:table-cell>
          <table:table-cell office:value-type="string" calcext:value-type="string">
            <text:p>Multi-User Dungeons - text-based systems which allow users to connect to virtual worlds and explore them</text:p>
          </table:table-cell>
          <table:table-cell office:value-type="string" calcext:value-type="string">
            <text:p>Doyle1996a, Doyle19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improving design of air traffic control interface</text:p>
          </table:table-cell>
          <table:table-cell office:value-type="string" calcext:value-type="string">
            <text:p>Freed1997, Freed1999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ir traffic controller task</text:p>
          </table:table-cell>
          <table:table-cell office:value-type="string" calcext:value-type="string">
            <text:p>Freed1998b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urveillance planning problem for UAV (The Autonomous Rotorcraft Project)</text:p>
          </table:table-cell>
          <table:table-cell office:value-type="string" calcext:value-type="string">
            <text:p>Freed2005, Whalley2003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UAV-based acquisition of aerial data (The Intelligent Mission Management Project)</text:p>
          </table:table-cell>
          <table:table-cell office:value-type="string" calcext:value-type="string">
            <text:p>Freed20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psychological experiments, computer vision</text:p>
          </table:table-cell>
          <table:table-cell office:value-type="string" calcext:value-type="string">
            <text:p>change blindness</text:p>
          </table:table-cell>
          <table:table-cell office:value-type="string" calcext:value-type="string">
            <text:p>Bridewell2015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psychological experiments, computer vision</text:p>
          </table:table-cell>
          <table:table-cell office:value-type="string" calcext:value-type="string">
            <text:p>inattentional blindness</text:p>
          </table:table-cell>
          <table:table-cell office:value-type="string" calcext:value-type="string">
            <text:p>Bridewell1998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psychological experiments, computer vision</text:p>
          </table:table-cell>
          <table:table-cell office:value-type="string" calcext:value-type="string">
            <text:p>multiple object tracking (MOT) task</text:p>
          </table:table-cell>
          <table:table-cell office:value-type="string" calcext:value-type="string">
            <text:p>Bello20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visual surface inspection (wood, metal)</text:p>
          </table:table-cell>
          <table:table-cell office:value-type="string" calcext:value-type="string">
            <text:p>Martin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finding energy source in the simulated environment</text:p>
          </table:table-cell>
          <table:table-cell office:value-type="string" calcext:value-type="string">
            <text:p>Zeilinger2010, Perner2011, Wendt2015</text:p>
          </table:table-cell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eating the Schnitzel</text:p>
          </table:table-cell>
          <table:table-cell office:value-type="string" calcext:value-type="string">
            <text:p>Schaat2013, Wendt2015, Schaat2014a</text:p>
          </table:table-cell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beating Bodo, sharing with Bodo</text:p>
          </table:table-cell>
          <table:table-cell office:value-type="string" calcext:value-type="string">
            <text:p>Bruckner2013, Schaat2014</text:p>
          </table:table-cell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integrated drive object categorization (similarly looking objects)</text:p>
          </table:table-cell>
          <table:table-cell office:value-type="string" calcext:value-type="string">
            <text:p>Schaat2013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al evaluation of the influence of probabilistic contextual information on processing strategies in a choice reaction time task (human data, EEG)</text:p>
          </table:table-cell>
          <table:table-cell office:value-type="string" calcext:value-type="string">
            <text:p>Banquet198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, categorization and clustering</text:p>
          </table:table-cell>
          <table:table-cell office:value-type="string" calcext:value-type="string">
            <text:p>invariant pattern recognition with noise (5 categories of truck shapes with noise)</text:p>
          </table:table-cell>
          <table:table-cell office:value-type="string" calcext:value-type="string">
            <text:p>Carpenter198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, categorization and clustering</text:p>
          </table:table-cell>
          <table:table-cell office:value-type="string" calcext:value-type="string">
            <text:p>categorization of arbitrary type font</text:p>
          </table:table-cell>
          <table:table-cell office:value-type="string" calcext:value-type="string">
            <text:p>Carpenter1987a, Carpenter1987b, Carpenter198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y mushrooms as edible or poisonous (binary feature vector)</text:p>
          </table:table-cell>
          <table:table-cell office:value-type="string" calcext:value-type="string">
            <text:p>Carpenter1991b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letter image recognition (200000 b/w images)</text:p>
          </table:table-cell>
          <table:table-cell office:value-type="string" calcext:value-type="string">
            <text:p>Carpenter1992c, Carpenter1993f, Williamson199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predict length of hospital stay in patients with pneumonia</text:p>
          </table:table-cell>
          <table:table-cell office:value-type="string" calcext:value-type="string">
            <text:p>Goodman1992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iagnostic system for gas insulated switchgear</text:p>
          </table:table-cell>
          <table:table-cell office:value-type="string" calcext:value-type="string">
            <text:p>Ogi199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NIRS (the Neural Information Retrieval System) a hierarchy of ART networks for storing 2D and 3D parts designs for Boeing company</text:p>
          </table:table-cell>
          <table:table-cell office:value-type="string" calcext:value-type="string">
            <text:p>Carpenter1993e, Smith199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predicting risk of adverse events in medical data (cholecyctectomy cases and glucose level prediction for diabetics)</text:p>
          </table:table-cell>
          <table:table-cell office:value-type="string" calcext:value-type="string">
            <text:p>Markuzon1994, Carpenter1998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recognizing 3D objects from multiple 2D views (VIEWNET)</text:p>
          </table:table-cell>
          <table:table-cell office:value-type="string" calcext:value-type="string">
            <text:p>Bradski199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for medical analysis (Pima Indian diabetes diagnosis dataset)</text:p>
          </table:table-cell>
          <table:table-cell office:value-type="string" calcext:value-type="string">
            <text:p>Carpenter1995, Carpenter1998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for medical analysis (breast cancer database)</text:p>
          </table:table-cell>
          <table:table-cell office:value-type="string" calcext:value-type="string">
            <text:p>Carpenter1998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for medical analysis (heart decease database)</text:p>
          </table:table-cell>
          <table:table-cell office:value-type="string" calcext:value-type="string">
            <text:p>Carpenter1998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NA promoter recognition</text:p>
          </table:table-cell>
          <table:table-cell office:value-type="string" calcext:value-type="string">
            <text:p>Carpenter199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nested spiral classification benchmark by Lang and Witbrock</text:p>
          </table:table-cell>
          <table:table-cell office:value-type="string" calcext:value-type="string">
            <text:p>Carpenter1995b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ignature verification (database of 200 signatures from 5 writers)</text:p>
          </table:table-cell>
          <table:table-cell office:value-type="string" calcext:value-type="string">
            <text:p>Murshed1995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online Chinese character recognition</text:p>
          </table:table-cell>
          <table:table-cell office:value-type="string" calcext:value-type="string">
            <text:p>Kim1996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online recognition of cursive Korean characters</text:p>
          </table:table-cell>
          <table:table-cell office:value-type="string" calcext:value-type="string">
            <text:p>Kim1996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monitoring offshore platforms (vibration pattern classification)</text:p>
          </table:table-cell>
          <table:table-cell office:value-type="string" calcext:value-type="string">
            <text:p>Mangal1996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vowel classification (digitized speech samples from Deterding, 1989 dataset) (ARTMAP)</text:p>
          </table:table-cell>
          <table:table-cell office:value-type="string" calcext:value-type="string">
            <text:p>Williamson1996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radar target recognition (1D radar range profile data)</text:p>
          </table:table-cell>
          <table:table-cell office:value-type="string" calcext:value-type="string">
            <text:p>Carpenter1997, Carpenter1997b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yllable recognition with noise (phoneme sequences data)</text:p>
          </table:table-cell>
          <table:table-cell office:value-type="string" calcext:value-type="string">
            <text:p>Carpenter1997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etermine flow velocities of seeding particles (2D image data)</text:p>
          </table:table-cell>
          <table:table-cell office:value-type="string" calcext:value-type="string">
            <text:p>Jambunathan199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texture classification (Brodatz album)</text:p>
          </table:table-cell>
          <table:table-cell office:value-type="string" calcext:value-type="string">
            <text:p>Wang199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neural sensor fusion for spatial visualization (sonar and distance data from a mobile robot used for training and mapping)</text:p>
          </table:table-cell>
          <table:table-cell office:value-type="string" calcext:value-type="string">
            <text:p>Martens, Martens199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fault diagnosis for parallel transmission systems</text:p>
          </table:table-cell>
          <table:table-cell office:value-type="string" calcext:value-type="string">
            <text:p>Aggarwal199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recognition of printed Arabic words (2D images)</text:p>
          </table:table-cell>
          <table:table-cell office:value-type="string" calcext:value-type="string">
            <text:p>Amin199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estimating vegetation mixtures (satellite data)</text:p>
          </table:table-cell>
          <table:table-cell office:value-type="string" calcext:value-type="string">
            <text:p>Carpenter1999c, Carpenter1999b, Muchoney2001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peech categorization (ARTPHONE)</text:p>
          </table:table-cell>
          <table:table-cell office:value-type="string" calcext:value-type="string">
            <text:p>Grossberg1999b, Grossberg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model of auditory streaming, auditory continuity illusion (ARTSTREAM)</text:p>
          </table:table-cell>
          <table:table-cell office:value-type="string" calcext:value-type="string">
            <text:p>Grossberg1999b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brightness perception (Ehrenstein disk)</text:p>
          </table:table-cell>
          <table:table-cell office:value-type="string" calcext:value-type="string">
            <text:p>Grossberg1999b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electronic noise analysis (classification of alcohol, coffee and cow’s breath patterns)</text:p>
          </table:table-cell>
          <table:table-cell office:value-type="string" calcext:value-type="string">
            <text:p>Llobet199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for medical diagnosis (NEMC cardiac database)</text:p>
          </table:table-cell>
          <table:table-cell office:value-type="string" calcext:value-type="string">
            <text:p>Carpenter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odor discrimination (4D sensor readings)</text:p>
          </table:table-cell>
          <table:table-cell office:value-type="string" calcext:value-type="string">
            <text:p>Distante2000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land use change classification (Nile River delta satellite imaging data)</text:p>
          </table:table-cell>
          <table:table-cell office:value-type="string" calcext:value-type="string">
            <text:p>Carpenter2001b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cquiring customer requirement patterns</text:p>
          </table:table-cell>
          <table:table-cell office:value-type="string" calcext:value-type="string">
            <text:p>Chen2002a, Shieh200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daptive navigation of quadruped robot via linguistic input</text:p>
          </table:table-cell>
          <table:table-cell office:value-type="string" calcext:value-type="string">
            <text:p>Chen2002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daptive mechanical assembly robot (inserting pegs of different shapes into mating pairs)</text:p>
          </table:table-cell>
          <table:table-cell office:value-type="string" calcext:value-type="string">
            <text:p>Lopez-Juarez2002, Lopez-Juarez200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online tool breakage monitoring (sensor data)</text:p>
          </table:table-cell>
          <table:table-cell office:value-type="string" calcext:value-type="string">
            <text:p>Haili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ustering gene expression data (for the study of therapeutic benefit of hypothermia)</text:p>
          </table:table-cell>
          <table:table-cell office:value-type="string" calcext:value-type="string">
            <text:p>Kato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fault detection and isolation for robotic arm</text:p>
          </table:table-cell>
          <table:table-cell office:value-type="string" calcext:value-type="string">
            <text:p>Lee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text clustering</text:p>
          </table:table-cell>
          <table:table-cell office:value-type="string" calcext:value-type="string">
            <text:p>Massey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ustering for part-machine grouping based on operation sequences for manufacturing</text:p>
          </table:table-cell>
          <table:table-cell office:value-type="string" calcext:value-type="string">
            <text:p>Park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map production from satellite images (Monterey dataset)</text:p>
          </table:table-cell>
          <table:table-cell office:value-type="string" calcext:value-type="string">
            <text:p>Parsons200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auditory scene analysis and source segregation (Cocktail party problem)</text:p>
          </table:table-cell>
          <table:table-cell office:value-type="string" calcext:value-type="string">
            <text:p>Grossberg2004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for solving uncured composite stock cutting problem</text:p>
          </table:table-cell>
          <table:table-cell office:value-type="string" calcext:value-type="string">
            <text:p>Poshyanonda2004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of gladiolus plants based on leaf features</text:p>
          </table:table-cell>
          <table:table-cell office:value-type="string" calcext:value-type="string">
            <text:p>Prasad2004, Prasad200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ustering of web users according to their preferences</text:p>
          </table:table-cell>
          <table:table-cell office:value-type="string" calcext:value-type="string">
            <text:p>Rangarajan2004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pixel-wise satellite image labeling (Monterey and Boston dataset)</text:p>
          </table:table-cell>
          <table:table-cell office:value-type="string" calcext:value-type="string">
            <text:p>Carpenter2005, Carpenter2008, Amis2010, Carpenter2010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Netflix prize</text:p>
          </table:table-cell>
          <table:table-cell office:value-type="string" calcext:value-type="string">
            <text:p>Carpenter2010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adaptive image watermarking scheme</text:p>
          </table:table-cell>
          <table:table-cell office:value-type="string" calcext:value-type="string">
            <text:p>Chang200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for medical diagnosis (heart rate variability data)</text:p>
          </table:table-cell>
          <table:table-cell office:value-type="string" calcext:value-type="string">
            <text:p>Kostka200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of power system faults</text:p>
          </table:table-cell>
          <table:table-cell office:value-type="string" calcext:value-type="string">
            <text:p>Vasilic200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ystem for functional feature-based reference design retrieval (assisting engineering design)</text:p>
          </table:table-cell>
          <table:table-cell office:value-type="string" calcext:value-type="string">
            <text:p>Wang2005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daptive phase selector</text:p>
          </table:table-cell>
          <table:table-cell office:value-type="string" calcext:value-type="string">
            <text:p>Yang200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ategorization of bottle-nose dolphin whistles (frequency contour data)</text:p>
          </table:table-cell>
          <table:table-cell office:value-type="string" calcext:value-type="string">
            <text:p>Deecke2006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identification of long-range aerosol transport patterns</text:p>
          </table:table-cell>
          <table:table-cell office:value-type="string" calcext:value-type="string">
            <text:p>Owega2006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Orientation-Based Texture Segmentation experiment of Ben-Shahar and Zucker, 2004 (human data)(dARTEX)</text:p>
          </table:table-cell>
          <table:table-cell office:value-type="string" calcext:value-type="string">
            <text:p>Bhatt200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ata mining for semiconductor manufacturing</text:p>
          </table:table-cell>
          <table:table-cell office:value-type="string" calcext:value-type="string">
            <text:p>Hsu200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nomaly detection (network security)</text:p>
          </table:table-cell>
          <table:table-cell office:value-type="string" calcext:value-type="string">
            <text:p>Liao2007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peaker normalization for vowel recognition - recognize same vowels uttered with different voices (Peterson and Barney dataset, 1952)</text:p>
          </table:table-cell>
          <table:table-cell office:value-type="string" calcext:value-type="string">
            <text:p>Ames200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organism classification (DNA data)</text:p>
          </table:table-cell>
          <table:table-cell office:value-type="string" calcext:value-type="string">
            <text:p>Hsieh200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lassification for medical diagnosis (sleep disorders based on EEG and pupil size)</text:p>
          </table:table-cell>
          <table:table-cell office:value-type="string" calcext:value-type="string">
            <text:p>Liu2008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fault diagnosis of pneumatic systems</text:p>
          </table:table-cell>
          <table:table-cell office:value-type="string" calcext:value-type="string">
            <text:p>Demetgul200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invariant object recognition</text:p>
          </table:table-cell>
          <table:table-cell office:value-type="string" calcext:value-type="string">
            <text:p>Fazl200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scene classification (ARTSCENE) </text:p>
          </table:table-cell>
          <table:table-cell office:value-type="string" calcext:value-type="string">
            <text:p>Grossberg2009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hierarchical document clustering (Reuter-21578 corpus)</text:p>
          </table:table-cell>
          <table:table-cell office:value-type="string" calcext:value-type="string">
            <text:p>Massey2009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pattern recognition for chemical sensor array</text:p>
          </table:table-cell>
          <table:table-cell office:value-type="string" calcext:value-type="string">
            <text:p>Xu2009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model of phonemic integration (ARTWORD)</text:p>
          </table:table-cell>
          <table:table-cell office:value-type="string" calcext:value-type="string">
            <text:p>Grossberg19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classical conditioning (social robot)</text:p>
          </table:table-cell>
          <table:table-cell office:value-type="string" calcext:value-type="string">
            <text:p>Novianto2014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HRI/HCI, robotics, computer vision</text:p>
          </table:table-cell>
          <table:table-cell office:value-type="string" calcext:value-type="string">
            <text:p>habituation and sensitization (social robot)</text:p>
          </table:table-cell>
          <table:table-cell office:value-type="string" calcext:value-type="string">
            <text:p>Novianto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utdoor navigation (simulated/real)</text:p>
          </table:table-cell>
          <table:table-cell office:value-type="string" calcext:value-type="string">
            <text:p>Gat1992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utdoor sample delivery (simulated/read)</text:p>
          </table:table-cell>
          <table:table-cell office:value-type="string" calcext:value-type="string">
            <text:p>Gat1992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door navigation (explore the office and find exit)</text:p>
          </table:table-cell>
          <table:table-cell office:value-type="string" calcext:value-type="string">
            <text:p>Gat1994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ffee delivery</text:p>
          </table:table-cell>
          <table:table-cell office:value-type="string" calcext:value-type="string">
            <text:p>Nourbakhsh19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eaching using robotic arm (simulation)</text:p>
          </table:table-cell>
          <table:table-cell office:value-type="string" calcext:value-type="string">
            <text:p>ROHRER2008, Rohrer2007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bile robot visual search (real)</text:p>
          </table:table-cell>
          <table:table-cell office:value-type="string" calcext:value-type="string">
            <text:p>Rohrer2009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arm positioning (CoroBot)</text:p>
          </table:table-cell>
          <table:table-cell office:value-type="string" calcext:value-type="string">
            <text:p>Rohrer2012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hand-eye coordination (CoroBot)</text:p>
          </table:table-cell>
          <table:table-cell office:value-type="string" calcext:value-type="string">
            <text:p>Rohrer2012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servoing task (simulation)</text:p>
          </table:table-cell>
          <table:table-cell office:value-type="string" calcext:value-type="string">
            <text:p>Rohrer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erceptual object categorization</text:p>
          </table:table-cell>
          <table:table-cell office:value-type="string" calcext:value-type="string">
            <text:p>Krichmar2000, Krichmar2002a, Krichmar2003a, Krichmar2005a, Krichmar2008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nditioning experiments - learning to associate the taste value of objects with their visual and auditory characteristics</text:p>
          </table:table-cell>
          <table:table-cell office:value-type="string" calcext:value-type="string">
            <text:p>Krichmar2002a, Krichmar2002, Krichmar2003a, Krichmar2005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del of visual binding</text:p>
          </table:table-cell>
          <table:table-cell office:value-type="string" calcext:value-type="string">
            <text:p>Seth2003, Seth2004a, Seth2004, Krichmar2005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Segway Soccer</text:p>
          </table:table-cell>
          <table:table-cell office:value-type="string" calcext:value-type="string">
            <text:p>Fleischer2006, Szatmary2006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rris water maze test (Darwin XI, Darwin X) investigation of the episodic and spatial memory</text:p>
          </table:table-cell>
          <table:table-cell office:value-type="string" calcext:value-type="string">
            <text:p>Fleischer2009, Sporns2007, Krichmar2005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lus-maze navigation (Darwin IX) investigates forming causal relations</text:p>
          </table:table-cell>
          <table:table-cell office:value-type="string" calcext:value-type="string">
            <text:p>McKinstry2008, Fleischer2007a, Fleischer2007, Seth2007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avigating a 'S'-course</text:p>
          </table:table-cell>
          <table:table-cell office:value-type="string" calcext:value-type="string">
            <text:p>McKinstry2006, McKinstry2008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approach and tracking (Darwin VII)</text:p>
          </table:table-cell>
          <table:table-cell office:value-type="string" calcext:value-type="string">
            <text:p>Krichmar2005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aptic texture discrimination</text:p>
          </table:table-cell>
          <table:table-cell office:value-type="string" calcext:value-type="string">
            <text:p>Seth2004c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patiotemporal pattern discrimination</text:p>
          </table:table-cell>
          <table:table-cell office:value-type="string" calcext:value-type="string">
            <text:p>McKinstry20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operative autonomous ISR scenario on two ASVs</text:p>
          </table:table-cell>
          <table:table-cell office:value-type="string" calcext:value-type="string">
            <text:p>Elkins2007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force protection scenario on ASV</text:p>
          </table:table-cell>
          <table:table-cell office:value-type="string" calcext:value-type="string">
            <text:p>Elkins2007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ISR scenario on ASV</text:p>
          </table:table-cell>
          <table:table-cell office:value-type="string" calcext:value-type="string">
            <text:p>Elkins2007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patrolling on ASV </text:p>
          </table:table-cell>
          <table:table-cell office:value-type="string" calcext:value-type="string">
            <text:p>Huntsberger2007, Elkins2007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visual detection and tracking on USV</text:p>
          </table:table-cell>
          <table:table-cell office:value-type="string" calcext:value-type="string">
            <text:p>Wolf2010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maritime navigation and dynamic obstacle avoidance</text:p>
          </table:table-cell>
          <table:table-cell office:value-type="string" calcext:value-type="string">
            <text:p>Kuwata2011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target following</text:p>
          </table:table-cell>
          <table:table-cell office:value-type="string" calcext:value-type="string">
            <text:p>Huntsberger2011c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bstacle detection and avoidance (UAV/USV)</text:p>
          </table:table-cell>
          <table:table-cell office:value-type="string" calcext:value-type="string">
            <text:p>Huntsberger2011b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swarm USV escort</text:p>
          </table:table-cell>
          <table:table-cell office:value-type="string" calcext:value-type="string">
            <text:p>www.navaldrones.com/CARACAS.html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repair mission in Moonbase Alpha simulation</text:p>
          </table:table-cell>
          <table:table-cell office:value-type="string" calcext:value-type="string">
            <text:p>Huntsberger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tutoring system for learning how to operate Canadarm2 on the ISS</text:p>
          </table:table-cell>
          <table:table-cell office:value-type="string" calcext:value-type="string">
            <text:p>Nkambou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utonomous robot exploration (real and simulation)</text:p>
          </table:table-cell>
          <table:table-cell office:value-type="string" calcext:value-type="string">
            <text:p>Arrabales2009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misc, robotics</text:p>
          </table:table-cell>
          <table:table-cell office:value-type="string" calcext:value-type="string">
            <text:p>counterpart recognition (simulation)</text:p>
          </table:table-cell>
          <table:table-cell office:value-type="string" calcext:value-type="string">
            <text:p>Arrabales2009b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bot for 2K BotPrize (UT2004)</text:p>
          </table:table-cell>
          <table:table-cell office:value-type="string" calcext:value-type="string">
            <text:p>Arrabales2009a, Arrabales2012, LlarguesAsensio201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phabetical string analogy</text:p>
          </table:table-cell>
          <table:table-cell office:value-type="string" calcext:value-type="string">
            <text:p>Conforth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uman data on blackjack playing from Wagenaar</text:p>
          </table:table-cell>
          <table:table-cell office:value-type="string" calcext:value-type="string">
            <text:p>Schiller2012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implicit learning Patterson et al. (human data)</text:p>
          </table:table-cell>
          <table:table-cell office:value-type="string" calcext:value-type="string">
            <text:p>Lane2012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hess memory experiments by de Groot (human data)</text:p>
          </table:table-cell>
          <table:table-cell office:value-type="string" calcext:value-type="string">
            <text:p>Lane2009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hess experiments by Saariluoma (human data)</text:p>
          </table:table-cell>
          <table:table-cell office:value-type="string" calcext:value-type="string">
            <text:p>Smith2009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on playing awale board game by Retschitzki et al. (human data)</text:p>
          </table:table-cell>
          <table:table-cell office:value-type="string" calcext:value-type="string">
            <text:p>Gobet2009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ffect of ageing on chess expertise by Charness (human data)</text:p>
          </table:table-cell>
          <table:table-cell office:value-type="string" calcext:value-type="string">
            <text:p>Smith, Smith2007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on random chess position memorization by Gobet and Simon (human data)</text:p>
          </table:table-cell>
          <table:table-cell office:value-type="string" calcext:value-type="string">
            <text:p>Gobet1998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nonword repetition test (human data)</text:p>
          </table:table-cell>
          <table:table-cell office:value-type="string" calcext:value-type="string">
            <text:p>Jones2007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hase &amp; Simon memory experiment</text:p>
          </table:table-cell>
          <table:table-cell office:value-type="string" calcext:value-type="string">
            <text:p>Lane2003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problem solving with AVOW diagrams (human data)</text:p>
          </table:table-cell>
          <table:table-cell office:value-type="string" calcext:value-type="string">
            <text:p>LANE2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equential navigation in simulated maze</text:p>
          </table:table-cell>
          <table:table-cell office:value-type="string" calcext:value-type="string">
            <text:p>Sun1994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avigation in simulated minefield</text:p>
          </table:table-cell>
          <table:table-cell office:value-type="string" calcext:value-type="string">
            <text:p>RonSun1998, Sun1998a, Sun1998c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loman similarity reasoning experiments (human data)</text:p>
          </table:table-cell>
          <table:table-cell office:value-type="string" calcext:value-type="string">
            <text:p>Sun1998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on human bottom-up skill learning (human data)</text:p>
          </table:table-cell>
          <table:table-cell office:value-type="string" calcext:value-type="string">
            <text:p>Sun1998a, Sun1999c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letter counting task by Rabinowitz and Goldberg (human data)</text:p>
          </table:table-cell>
          <table:table-cell office:value-type="string" calcext:value-type="string">
            <text:p>Sun2002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process control task by Stanley at al. (human data)</text:p>
          </table:table-cell>
          <table:table-cell office:value-type="string" calcext:value-type="string">
            <text:p>Slusarz2001, Sun2005, Sun2007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mputer “person” task by Berry and Broadbend (human data)</text:p>
          </table:table-cell>
          <table:table-cell office:value-type="string" calcext:value-type="string">
            <text:p>Slusarz2001, Sun2005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Tower of Hanoi task of Gagne and Smith (1962)</text:p>
          </table:table-cell>
          <table:table-cell office:value-type="string" calcext:value-type="string">
            <text:p>Sun2002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organizational design task from Carley et al. (1998) (human data)</text:p>
          </table:table-cell>
          <table:table-cell office:value-type="string" calcext:value-type="string">
            <text:p>Sun2004c, Sun2009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growth of academic science</text:p>
          </table:table-cell>
          <table:table-cell office:value-type="string" calcext:value-type="string">
            <text:p>Sun2009b, Sun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rtificial grammar learning experiment by Mathews &amp; Cochran (1998) (human data)</text:p>
          </table:table-cell>
          <table:table-cell office:value-type="string" calcext:value-type="string">
            <text:p>Sun2005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eta-cognitive experiment of Metcalfe (1986), solving a puzzle (human data)</text:p>
          </table:table-cell>
          <table:table-cell office:value-type="string" calcext:value-type="string">
            <text:p>Sun2006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free recall experiment by Smith &amp; Vela (1991)</text:p>
          </table:table-cell>
          <table:table-cell office:value-type="string" calcext:value-type="string">
            <text:p>Helie2008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golf-putting task of Beilock &amp; Carr (2001)</text:p>
          </table:table-cell>
          <table:table-cell office:value-type="string" calcext:value-type="string">
            <text:p>Wilson2009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tereotype-inducing identification task by Lambert et al. (2003)</text:p>
          </table:table-cell>
          <table:table-cell office:value-type="string" calcext:value-type="string">
            <text:p>Wilson2010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insight in problem solving (Bower et al. 1990) (human data)</text:p>
          </table:table-cell>
          <table:table-cell office:value-type="string" calcext:value-type="string">
            <text:p>Helie2010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Kanfer-Ackerman air traffic control task (1989) (human data)</text:p>
          </table:table-cell>
          <table:table-cell office:value-type="string" calcext:value-type="string">
            <text:p>Brooks2012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children's error in analogy task by Goswami and Brown (1990)</text:p>
          </table:table-cell>
          <table:table-cell office:value-type="string" calcext:value-type="string">
            <text:p>Licato2014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lexical decision task by Yaniv and Meyer (1987)</text:p>
          </table:table-cell>
          <table:table-cell office:value-type="string" calcext:value-type="string">
            <text:p>Sun2015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imulate insight in problem solving (Durso et al. 1994)</text:p>
          </table:table-cell>
          <table:table-cell office:value-type="string" calcext:value-type="string">
            <text:p>Sun2015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OCD behavior</text:p>
          </table:table-cell>
          <table:table-cell office:value-type="string" calcext:value-type="string">
            <text:p>Sun2011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ocial simulation of tribal survival strategies</text:p>
          </table:table-cell>
          <table:table-cell office:value-type="string" calcext:value-type="string">
            <text:p>Sun2012a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by Moskowitz et al. (1994) to investigate the effect of social roles on an individual's behavior</text:p>
          </table:table-cell>
          <table:table-cell office:value-type="string" calcext:value-type="string">
            <text:p>Sun2014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ping strategy in victims of bullying based on Hunter and Boyle analysis (2004) (human data)</text:p>
          </table:table-cell>
          <table:table-cell office:value-type="string" calcext:value-type="string">
            <text:p>Wilson20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SW mission management task</text:p>
          </table:table-cell>
          <table:table-cell office:value-type="string" calcext:value-type="string">
            <text:p>Zubritsky1989, Zachary1990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decision making in AAW domain</text:p>
          </table:table-cell>
          <table:table-cell office:value-type="string" calcext:value-type="string">
            <text:p>Zachary1998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design of telephone operator workstation</text:p>
          </table:table-cell>
          <table:table-cell office:value-type="string" calcext:value-type="string">
            <text:p>Ryder1998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production scheduling operator</text:p>
          </table:table-cell>
          <table:table-cell office:value-type="string" calcext:value-type="string">
            <text:p>Weiland1995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ir Traffic Control operator task</text:p>
          </table:table-cell>
          <table:table-cell office:value-type="string" calcext:value-type="string">
            <text:p>Seamster19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ensorimotor reconstruction</text:p>
          </table:table-cell>
          <table:table-cell office:value-type="string" calcext:value-type="string">
            <text:p>Henderson2013, Henderson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tank battles in dTank simulation</text:p>
          </table:table-cell>
          <table:table-cell office:value-type="string" calcext:value-type="string">
            <text:p>Ritter2012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agent in a suicide bomber scenario</text:p>
          </table:table-cell>
          <table:table-cell office:value-type="string" calcext:value-type="string">
            <text:p>Ritter2009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agents implementing ROE3 in a military scenario</text:p>
          </table:table-cell>
          <table:table-cell office:value-type="string" calcext:value-type="string">
            <text:p>Evertsz2007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model of agents in holonic manufacturing system </text:p>
          </table:table-cell>
          <table:table-cell office:value-type="string" calcext:value-type="string">
            <text:p>Fletcher2006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agents in a Blue Force Fixed Wing Aircraft mission scenario flight</text:p>
          </table:table-cell>
          <table:table-cell office:value-type="string" calcext:value-type="string">
            <text:p>Fletcher20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on mental physics models by Brown (1994) (human data)</text:p>
          </table:table-cell>
          <table:table-cell office:value-type="string" calcext:value-type="string">
            <text:p>Friedman2009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question from Force Concept Inventory (1992) (human data)</text:p>
          </table:table-cell>
          <table:table-cell office:value-type="string" calcext:value-type="string">
            <text:p>Friedman2009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on mental models of force by Ioannides &amp; Vosniadou (2002) (human data)</text:p>
          </table:table-cell>
          <table:table-cell office:value-type="string" calcext:value-type="string">
            <text:p>Friedman2010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elf-explanation effect from Chi et al. (1994) (human data)</text:p>
          </table:table-cell>
          <table:table-cell office:value-type="string" calcext:value-type="string">
            <text:p>Friedman2011a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mmonsense science reasoning study by Sherin et al. (2011) (human data)</text:p>
          </table:table-cell>
          <table:table-cell office:value-type="string" calcext:value-type="string">
            <text:p>Friedman2011b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knowledge transfer via analogy study by Vosniadou et al. (2007) (human data)</text:p>
          </table:table-cell>
          <table:table-cell office:value-type="string" calcext:value-type="string">
            <text:p>Friedman2012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compare and contrast task</text:p>
          </table:table-cell>
          <table:table-cell office:value-type="string" calcext:value-type="string">
            <text:p>Barbella2015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Q/A system (learned by reading simple texts)</text:p>
          </table:table-cell>
          <table:table-cell office:value-type="string" calcext:value-type="string">
            <text:p>Forbus2007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TicTacToe</text:p>
          </table:table-cell>
          <table:table-cell office:value-type="string" calcext:value-type="string">
            <text:p>Hinrichs2013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Hexapawn</text:p>
          </table:table-cell>
          <table:table-cell office:value-type="string" calcext:value-type="string">
            <text:p>Hinrichs2013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general game playing</text:p>
          </table:table-cell>
          <table:table-cell office:value-type="string" calcext:value-type="string">
            <text:p>Forbus2009a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turn-based strategy game (Freeciiv)</text:p>
          </table:table-cell>
          <table:table-cell office:value-type="string" calcext:value-type="string">
            <text:p>Hinrichs2007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ketch understanding</text:p>
          </table:table-cell>
          <table:table-cell office:value-type="string" calcext:value-type="string">
            <text:p>McLure2010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lving AP Physics exam</text:p>
          </table:table-cell>
          <table:table-cell office:value-type="string" calcext:value-type="string">
            <text:p>Forbus2009a, Wilson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inding analogies between strings of letters</text:p>
          </table:table-cell>
          <table:table-cell office:value-type="string" calcext:value-type="string">
            <text:p>Marshall1995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alesman robot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allway navigation - <text:s/>“social” spatial behaviour for HRI in a hallway scenario, based on definitions borrowed from proxemics</text:p>
          </table:table-cell>
          <table:table-cell office:value-type="string" calcext:value-type="string">
            <text:p>Pacchierotti2006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ituated dialogue</text:p>
          </table:table-cell>
          <table:table-cell office:value-type="string" calcext:value-type="string">
            <text:p>Kruijff2007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search</text:p>
          </table:table-cell>
          <table:table-cell office:value-type="string" calcext:value-type="string">
            <text:p>Lopez2008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place recognition</text:p>
          </table:table-cell>
          <table:table-cell office:value-type="string" calcext:value-type="string">
            <text:p>Luo2007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ction learning and recognition</text:p>
          </table:table-cell>
          <table:table-cell office:value-type="string" calcext:value-type="string">
            <text:p>Hongeng2008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object recognition</text:p>
          </table:table-cell>
          <table:table-cell office:value-type="string" calcext:value-type="string">
            <text:p>Sridharan2008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object categorization</text:p>
          </table:table-cell>
          <table:table-cell office:value-type="string" calcext:value-type="string">
            <text:p>Leonardis2006, Leibe2006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multi-aspect object recognition</text:p>
          </table:table-cell>
          <table:table-cell office:value-type="string" calcext:value-type="string">
            <text:p>Seemann20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llision avoidance and approaching targets on a mobile robot</text:p>
          </table:table-cell>
          <table:table-cell office:value-type="string" calcext:value-type="string">
            <text:p>Verschure1992, Verschure1998b, Verschure1998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foraging task in the BugWorld environment</text:p>
          </table:table-cell>
          <table:table-cell office:value-type="string" calcext:value-type="string">
            <text:p>Verschure2003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control of the interactive space with human visitors</text:p>
          </table:table-cell>
          <table:table-cell office:value-type="string" calcext:value-type="string">
            <text:p>Eng2005, Verschure2013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ser for generating music using mobile robot</text:p>
          </table:table-cell>
          <table:table-cell office:value-type="string" calcext:value-type="string">
            <text:p>Verschure2013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oarding task within an open-maze arena</text:p>
          </table:table-cell>
          <table:table-cell office:value-type="string" calcext:value-type="string">
            <text:p>Maffe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tutor</text:p>
          </table:table-cell>
          <table:table-cell office:value-type="string" calcext:value-type="string">
            <text:p>Voulouts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del of rodent foraging (real robot/simulation)</text:p>
          </table:table-cell>
          <table:table-cell office:value-type="string" calcext:value-type="string">
            <text:p>Sanchez-fibla2010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sect chemo-foraging task (real robot)</text:p>
          </table:table-cell>
          <table:table-cell office:value-type="string" calcext:value-type="string">
            <text:p>Mathews2009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escue robot simulation</text:p>
          </table:table-cell>
          <table:table-cell office:value-type="string" calcext:value-type="string">
            <text:p>Mathews2012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avigation in T-maze</text:p>
          </table:table-cell>
          <table:table-cell office:value-type="string" calcext:value-type="string">
            <text:p>Duff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 model of problem solving</text:p>
          </table:table-cell>
          <table:table-cell office:value-type="string" calcext:value-type="string">
            <text:p>Szilagyi2016, Vladar2016, Fedor20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waiter</text:p>
          </table:table-cell>
          <table:table-cell office:value-type="string" calcext:value-type="string">
            <text:p>Scheutz2005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RI competition: natural language understanding and action execution</text:p>
          </table:table-cell>
          <table:table-cell office:value-type="string" calcext:value-type="string">
            <text:p>Schermerhorn2006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HRI competition: perceptual learning through instruction and object recognition/categorization</text:p>
          </table:table-cell>
          <table:table-cell office:value-type="string" calcext:value-type="string">
            <text:p>Schermerhorn2006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AAI robot competition: Open Interaction Event</text:p>
          </table:table-cell>
          <table:table-cell office:value-type="string" calcext:value-type="string">
            <text:p>Scheutz2007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AAI robot competition: Robot Exhibition (identify and count number of faces immediately surrounding the robot)</text:p>
          </table:table-cell>
          <table:table-cell office:value-type="string" calcext:value-type="string">
            <text:p>Scheutz2007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incremental natural language understanding</text:p>
          </table:table-cell>
          <table:table-cell office:value-type="string" calcext:value-type="string">
            <text:p>Brick2007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human-robot cooperation in a hypothetical space scenario (data transmission)</text:p>
          </table:table-cell>
          <table:table-cell office:value-type="string" calcext:value-type="string">
            <text:p>Brick2007b, Scheutz2007b, Kramer2007a, Schermerhorn2008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human-robot cooperation in a hypothetical space scenario (with affect)</text:p>
          </table:table-cell>
          <table:table-cell office:value-type="string" calcext:value-type="string">
            <text:p>Scheutz2009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earch and report task (simulation)</text:p>
          </table:table-cell>
          <table:table-cell office:value-type="string" calcext:value-type="string">
            <text:p>Joshi2012, Schermerhorn2009, Dzifcak2009, Cantrell2010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demo: two robots introduce the research done in the lab</text:p>
          </table:table-cell>
          <table:table-cell office:value-type="string" calcext:value-type="string">
            <text:p>Carter2009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demo: two robots generate random body movements in response to the beat of the music</text:p>
          </table:table-cell>
          <table:table-cell office:value-type="string" calcext:value-type="string">
            <text:p>Carter2009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task-based dialogue</text:p>
          </table:table-cell>
          <table:table-cell office:value-type="string" calcext:value-type="string">
            <text:p>Scheutz2011a, Briggs2011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avigation scenario: find a target room in the corridor by reading the signs</text:p>
          </table:table-cell>
          <table:table-cell office:value-type="string" calcext:value-type="string">
            <text:p>Krause2012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ne-shot learning object manipulation (real/simulation)</text:p>
          </table:table-cell>
          <table:table-cell office:value-type="string" calcext:value-type="string">
            <text:p>Wilson2016, Wilson2014, Wilson2016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search</text:p>
          </table:table-cell>
          <table:table-cell office:value-type="string" calcext:value-type="string">
            <text:p>Krause2013, Scheutz2012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urban search and rescue scenario (simulation)</text:p>
          </table:table-cell>
          <table:table-cell office:value-type="string" calcext:value-type="string">
            <text:p>Talamadupula2013, Talamadupula2010b, Talamadupula2014, Williams20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guards-and-thieves scenario (simulation)</text:p>
          </table:table-cell>
          <table:table-cell office:value-type="string" calcext:value-type="string">
            <text:p>Pezzulo20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learning in chemistry domain from incomplete theory</text:p>
          </table:table-cell>
          <table:table-cell office:value-type="string" calcext:value-type="string">
            <text:p>Tecuci1990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Q/A and learning in geography domain through communication with human expert</text:p>
          </table:table-cell>
          <table:table-cell office:value-type="string" calcext:value-type="string">
            <text:p>Tecuci1991b, Tecuci1992a, Tecuci1992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military simulation game (WARGLES)</text:p>
          </table:table-cell>
          <table:table-cell office:value-type="string" calcext:value-type="string">
            <text:p>Hieb1993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reasoning in the domain of workstation allocation and configuration</text:p>
          </table:table-cell>
          <table:table-cell office:value-type="string" calcext:value-type="string">
            <text:p>Duff1994, Tecuci1995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onitor and repair power system of an orbital satellite</text:p>
          </table:table-cell>
          <table:table-cell office:value-type="string" calcext:value-type="string">
            <text:p>Tecuci1995a, Tecuci1995b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design computer system configuration</text:p>
          </table:table-cell>
          <table:table-cell office:value-type="string" calcext:value-type="string">
            <text:p>Dybala1995, Dybala1996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decision support for military training simulations</text:p>
          </table:table-cell>
          <table:table-cell office:value-type="string" calcext:value-type="string">
            <text:p>Tecuci1996, Hieb1996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generating test questions for students (history, chemistry)</text:p>
          </table:table-cell>
          <table:table-cell office:value-type="string" calcext:value-type="string">
            <text:p>Tecuci1999a, Hamburger1998a, Tecuci1998b, Tecuci1998c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The Workaround Reasoning problem (military)</text:p>
          </table:table-cell>
          <table:table-cell office:value-type="string" calcext:value-type="string">
            <text:p>L2002, G1999, Boicu2000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course of action (COA) critiquing</text:p>
          </table:table-cell>
          <table:table-cell office:value-type="string" calcext:value-type="string">
            <text:p>L2002, Tecuci2000, Bowman2001, Bowman2001a, Tecuci2001, Boicu2001b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ilitary center of gravity (CoG) analysis</text:p>
          </table:table-cell>
          <table:table-cell office:value-type="string" calcext:value-type="string">
            <text:p>Tecuci2005, Tecuci2002, Boicu2001a, Tecuci2002a, Boicu2003a, Boicu2004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assisting the expert in knowledge acquisition</text:p>
          </table:table-cell>
          <table:table-cell office:value-type="string" calcext:value-type="string">
            <text:p>Boicu2005b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decision support for intelligence analysis</text:p>
          </table:table-cell>
          <table:table-cell office:value-type="string" calcext:value-type="string">
            <text:p>Tecuci2007b, Fujii2007, Tecuci2007, Tecuci2009, Schum2009, Schum2009a, Tecuci2010, Tecuci2011, Tecuci2013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decision support for emergency response planning</text:p>
          </table:table-cell>
          <table:table-cell office:value-type="string" calcext:value-type="string">
            <text:p>Tecuci2007a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selecting PhD advisor</text:p>
          </table:table-cell>
          <table:table-cell office:value-type="string" calcext:value-type="string">
            <text:p>Boicu2005a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ilitary terrain reasoning</text:p>
          </table:table-cell>
          <table:table-cell office:value-type="string" calcext:value-type="string">
            <text:p>Tecuci1996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loudspeaker manufacturing process</text:p>
          </table:table-cell>
          <table:table-cell office:value-type="string" calcext:value-type="string">
            <text:p>Tecuci19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visual scene understanding</text:p>
          </table:table-cell>
          <table:table-cell office:value-type="string" calcext:value-type="string">
            <text:p>Ng2012a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scene parsing for autonomous driving</text:p>
          </table:table-cell>
          <table:table-cell office:value-type="string" calcext:value-type="string">
            <text:p>Xiao2015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digit recognition from MNIST dataset</text:p>
          </table:table-cell>
          <table:table-cell office:value-type="string" calcext:value-type="string">
            <text:p>Ng2012a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bile surveillance</text:p>
          </table:table-cell>
          <table:table-cell office:value-type="string" calcext:value-type="string">
            <text:p>Ng20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nalogy-making task</text:p>
          </table:table-cell>
          <table:table-cell office:value-type="string" calcext:value-type="string">
            <text:p>Kokinov1995b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reasoning in the domain of algebraic transformations (human data)</text:p>
          </table:table-cell>
          <table:table-cell office:value-type="string" calcext:value-type="string">
            <text:p>Kokinov1994c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pping between the structures (useful for perception, language processing, reasoning, etc.)</text:p>
          </table:table-cell>
          <table:table-cell office:value-type="string" calcext:value-type="string">
            <text:p>Kokinov1996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ffect of irrelevant information on judgment</text:p>
          </table:table-cell>
          <table:table-cell office:value-type="string" calcext:value-type="string">
            <text:p>Hristova2007, Hristova2002b, Hristova2004, Kokinov2004, Petkov2005, Petkov2006, Kokinov2001a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categorization of object and scene representations in the TextWorld domain</text:p>
          </table:table-cell>
          <table:table-cell office:value-type="string" calcext:value-type="string">
            <text:p>Nestor1999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ntext effect on decision making under risk</text:p>
          </table:table-cell>
          <table:table-cell office:value-type="string" calcext:value-type="string">
            <text:p>Risk2006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, robotics</text:p>
          </table:table-cell>
          <table:table-cell office:value-type="string" calcext:value-type="string">
            <text:p>model of analogical anticipation: guess where the treat is hidden and go to the chosen object (AIBO robot, validated on human data)</text:p>
          </table:table-cell>
          <table:table-cell office:value-type="string" calcext:value-type="string">
            <text:p>Petkov2006a, Petkov2007, Kiryazov2007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ffect of connection strength between the episodes in memory and their recall (human data)</text:p>
          </table:table-cell>
          <table:table-cell office:value-type="string" calcext:value-type="string">
            <text:p>Kokinov2007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search scenario: look for the treat hidden behind an object in one of the rooms in the house (AIBO)</text:p>
          </table:table-cell>
          <table:table-cell office:value-type="string" calcext:value-type="string">
            <text:p>Kokinov2008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ffect of anxiety on memory recall (human data)</text:p>
          </table:table-cell>
          <table:table-cell office:value-type="string" calcext:value-type="string">
            <text:p>Feldman2009a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cued recall and memory illusions (human data)</text:p>
          </table:table-cell>
          <table:table-cell office:value-type="string" calcext:value-type="string">
            <text:p>Petkov2009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negotiation problems by Gentner et al. (2009)</text:p>
          </table:table-cell>
          <table:table-cell office:value-type="string" calcext:value-type="string">
            <text:p>Petkov2001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episode blending (human data)</text:p>
          </table:table-cell>
          <table:table-cell office:value-type="string" calcext:value-type="string">
            <text:p>Kokinov2001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imulated navigation in NASA 2D Tileworld</text:p>
          </table:table-cell>
          <table:table-cell office:value-type="string" calcext:value-type="string">
            <text:p>Researce1992, Drummond1990, Field1991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cheduling for automatic telescopes</text:p>
          </table:table-cell>
          <table:table-cell office:value-type="string" calcext:value-type="string">
            <text:p>Swanson1992, Drummond1991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f two-talker CRM task by Brungart and Simpson (2004)</text:p>
          </table:table-cell>
          <table:table-cell office:value-type="string" calcext:value-type="string">
            <text:p>Kieras2016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human data from two-talker task by Thompson et al. (2015)</text:p>
          </table:table-cell>
          <table:table-cell office:value-type="string" calcext:value-type="string">
            <text:p>Kieras2016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visual search of displays of many objects task</text:p>
          </table:table-cell>
          <table:table-cell office:value-type="string" calcext:value-type="string">
            <text:p>Kieras2015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visual search task by Williams (1996)</text:p>
          </table:table-cell>
          <table:table-cell office:value-type="string" calcext:value-type="string">
            <text:p>Kieras2014b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Wickens dual-task experiment (1992)</text:p>
          </table:table-cell>
          <table:table-cell office:value-type="string" calcext:value-type="string">
            <text:p>Kieras2012a, Kieras1995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Peterson task (2001)</text:p>
          </table:table-cell>
          <table:table-cell office:value-type="string" calcext:value-type="string">
            <text:p>Kieras2011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or Williams task (1966, 1967) (model visual search of displays of many objects)</text:p>
          </table:table-cell>
          <table:table-cell office:value-type="string" calcext:value-type="string">
            <text:p>Kieras2009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visual search experiment by St. John et al. 2006</text:p>
          </table:table-cell>
          <table:table-cell office:value-type="string" calcext:value-type="string">
            <text:p>Kieras2006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or the Naval Research Lab task for studying the automation deficit</text:p>
          </table:table-cell>
          <table:table-cell office:value-type="string" calcext:value-type="string">
            <text:p>Chipman2004, Kieras2001b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effects of localized sound on dual-task performance</text:p>
          </table:table-cell>
          <table:table-cell office:value-type="string" calcext:value-type="string">
            <text:p>Kieras2001a, Kieras2001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serial memory-span task by Miller (1956), which involves intensive use of verbal working memory</text:p>
          </table:table-cell>
          <table:table-cell office:value-type="string" calcext:value-type="string">
            <text:p>Kieras1998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task-switching task by Lauber (1995)</text:p>
          </table:table-cell>
          <table:table-cell office:value-type="string" calcext:value-type="string">
            <text:p>Kieras2000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psychological refractory-period (PRP) study by Hawkins et al. (1979)</text:p>
          </table:table-cell>
          <table:table-cell office:value-type="string" calcext:value-type="string">
            <text:p>Meyer1997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psychological refractory-period (PRP) study by Karlin and Kestenbaum (1968)</text:p>
          </table:table-cell>
          <table:table-cell office:value-type="string" calcext:value-type="string">
            <text:p>Meyer1997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psychological refractory-period (PRP) study by McCann and Johnston (1992)</text:p>
          </table:table-cell>
          <table:table-cell office:value-type="string" calcext:value-type="string">
            <text:p>Meyer1997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serial memory span task by Longoni et al. (1993)</text:p>
          </table:table-cell>
          <table:table-cell office:value-type="string" calcext:value-type="string">
            <text:p>Kieras1999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serial memory span task by Baddeley et al. (1975)</text:p>
          </table:table-cell>
          <table:table-cell office:value-type="string" calcext:value-type="string">
            <text:p>Kieras1999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menu selection task by Nilsen (1991)</text:p>
          </table:table-cell>
          <table:table-cell office:value-type="string" calcext:value-type="string">
            <text:p>Hornof1999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dual task by Ballas et al. (1992)</text:p>
          </table:table-cell>
          <table:table-cell office:value-type="string" calcext:value-type="string">
            <text:p>Kieras1998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from the telephone operator task</text:p>
          </table:table-cell>
          <table:table-cell office:value-type="string" calcext:value-type="string">
            <text:p>Kieras1997, Kieras1995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dual tracking/choice task (human data)</text:p>
          </table:table-cell>
          <table:table-cell office:value-type="string" calcext:value-type="string">
            <text:p>Kieras1994a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uman multiple-task performance (human data)</text:p>
          </table:table-cell>
          <table:table-cell office:value-type="string" calcext:value-type="string">
            <text:p>Meyer1995, Kieras1994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GGP: playing two-person, perfect information board games (Hoyle)</text:p>
          </table:table-cell>
          <table:table-cell office:value-type="string" calcext:value-type="string">
            <text:p>Epstein1992a, Epstein1992, Epstein1993, Epstein1995, Epstein1994a, Epstein1995b, Epstein1996, Epstein1998c, Epstein1998a, Epstein2001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imulated robot path finding in a 2D maze (Ariadne)</text:p>
          </table:table-cell>
          <table:table-cell office:value-type="string" calcext:value-type="string">
            <text:p>Epstein1998b, Larsen-Freeman2012, Epstein1995, Epstein1997a, Epstein1997, Epstein1998b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games and puzzles, psychological experiments</text:p>
          </table:table-cell>
          <table:table-cell office:value-type="string" calcext:value-type="string">
            <text:p>model human game playing (human data) - Hoyle</text:p>
          </table:table-cell>
          <table:table-cell office:value-type="string" calcext:value-type="string">
            <text:p>Rattermann1995, Epstein2000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ogistics domains: assign trucking resources to delivery tasks</text:p>
          </table:table-cell>
          <table:table-cell office:value-type="string" calcext:value-type="string">
            <text:p>Gelfand1998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2D layout design</text:p>
          </table:table-cell>
          <table:table-cell office:value-type="string" calcext:value-type="string">
            <text:p>Epstein1998d, Epstein1998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raph coloring problem</text:p>
          </table:table-cell>
          <table:table-cell office:value-type="string" calcext:value-type="string">
            <text:p>Epstein2001b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lving constraint satisfaction problems (ACE)</text:p>
          </table:table-cell>
          <table:table-cell office:value-type="string" calcext:value-type="string">
            <text:p>Epstein2012a, Epstein2006, Epstein1996a, Epstein2004, Petrovic2006, Petrovic2005, Epstein2007, Petrovic2007, Petrovic2008, Petrovic2009, Epstein2012a, Hamadi2013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poken dialogue system - ordering books from the library by phone (FORRSooth)</text:p>
          </table:table-cell>
          <table:table-cell office:value-type="string" calcext:value-type="string">
            <text:p>Epstein2012c, Gordon2011, Epstein2012b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search remote facility by recognizing objects of interest (HRI)</text:p>
          </table:table-cell>
          <table:table-cell office:value-type="string" calcext:value-type="string">
            <text:p>Sklar2011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onitoring localization (HRI)</text:p>
          </table:table-cell>
          <table:table-cell office:value-type="string" calcext:value-type="string">
            <text:p>Sklar2011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multi-robot exploration (simulated/real)</text:p>
          </table:table-cell>
          <table:table-cell office:value-type="string" calcext:value-type="string">
            <text:p>Ozgelen2013, Epstein2012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door navigation (simulated)</text:p>
          </table:table-cell>
          <table:table-cell office:value-type="string" calcext:value-type="string">
            <text:p>Epstein2015, Epstein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Air Battle Simulation game (WWI style airplane dog-fights)</text:p>
          </table:table-cell>
          <table:table-cell office:value-type="string" calcext:value-type="string">
            <text:p>Hexmoor1994, Lammens1993, Hexmoor1994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bile robot control and object manipulation in Mobile Robot Lab simulation</text:p>
          </table:table-cell>
          <table:table-cell office:value-type="string" calcext:value-type="string">
            <text:p>Hexmoor1993b, Lammens199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door navigation on a mobile robot (finding a beacon)</text:p>
          </table:table-cell>
          <table:table-cell office:value-type="string" calcext:value-type="string">
            <text:p>Hexmoor1995a, Hexmoor1995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cognitive robot Cassie (real/simulation)</text:p>
          </table:table-cell>
          <table:table-cell office:value-type="string" calcext:value-type="string">
            <text:p>Shapiro1998, Ismail2008, Ismail2000, Ismail2000a, Shapiro2000, Shapiro2001, Shapiro2003a, Shapiro200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virtual agents, HRI/HCI</text:p>
          </table:table-cell>
          <table:table-cell office:value-type="string" calcext:value-type="string">
            <text:p>controlling character in VR drama</text:p>
          </table:table-cell>
          <table:table-cell office:value-type="string" calcext:value-type="string">
            <text:p>Anstey2007, Anstey2004, Shapiro2005b, Shapiro2005c, Shapiro2005a, Anstey2007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virtual agents, games and puzzles</text:p>
          </table:table-cell>
          <table:table-cell office:value-type="string" calcext:value-type="string">
            <text:p>agent in the Wumpus world (find the gold, shoot the Wumpus and return home)</text:p>
          </table:table-cell>
          <table:table-cell office:value-type="string" calcext:value-type="string">
            <text:p>Shapiro2005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athematical problem solving</text:p>
          </table:table-cell>
          <table:table-cell office:value-type="string" calcext:value-type="string">
            <text:p>Shapiro2007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lving common sense problems by McCarthy</text:p>
          </table:table-cell>
          <table:table-cell office:value-type="string" calcext:value-type="string">
            <text:p>Kandefer20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imulated cube perception (Necker cube)</text:p>
          </table:table-cell>
          <table:table-cell office:value-type="string" calcext:value-type="string">
            <text:p>Samsonovich2006a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imulated city navigation (Car World domain)</text:p>
          </table:table-cell>
          <table:table-cell office:value-type="string" calcext:value-type="string">
            <text:p>Samsonovich2006a, Samsonovich2006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intelligent tutoring system - Cognitive Constructor</text:p>
          </table:table-cell>
          <table:table-cell office:value-type="string" calcext:value-type="string">
            <text:p>Samsonovich2008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NLP, misc</text:p>
          </table:table-cell>
          <table:table-cell office:value-type="string" calcext:value-type="string">
            <text:p>emotions of shame, pride, jealosy, trust, guilt and humor, analysis of jokes</text:p>
          </table:table-cell>
          <table:table-cell office:value-type="string" calcext:value-type="string">
            <text:p>Samsonovich2012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cooperative shape construction (simulation)</text:p>
          </table:table-cell>
          <table:table-cell office:value-type="string" calcext:value-type="string">
            <text:p>Samsonovich2013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random social interactions (simulation)</text:p>
          </table:table-cell>
          <table:table-cell office:value-type="string" calcext:value-type="string">
            <text:p>Samsonovich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underwater navigation (simulation)</text:p>
          </table:table-cell>
          <table:table-cell office:value-type="string" calcext:value-type="string">
            <text:p>Vere19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predicting time-based letter sequences</text:p>
          </table:table-cell>
          <table:table-cell office:value-type="string" calcext:value-type="string">
            <text:p>Hawkins2016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finding anomalies in time-series data</text:p>
          </table:table-cell>
          <table:table-cell office:value-type="string" calcext:value-type="string">
            <text:p>Lavin2015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pplication for predicting IT failures (Grok)</text:p>
          </table:table-cell>
          <table:table-cell office:value-type="string" calcext:value-type="string">
            <text:p>www.grokstream.com/, Hawkins2014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pplication for monitoring stocks (HTM for Stocks)</text:p>
          </table:table-cell>
          <table:table-cell office:value-type="string" calcext:value-type="string">
            <text:p>www.numenta.com/htm-for-stocks/, Hawkins2014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etection of human rogue behavior</text:p>
          </table:table-cell>
          <table:table-cell office:value-type="string" calcext:value-type="string">
            <text:p>NumentaInc.2014, Hawkins2014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prediction of taxi passenger demand</text:p>
          </table:table-cell>
          <table:table-cell office:value-type="string" calcext:value-type="string">
            <text:p>Cui2015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prediction of in-flight anomalies based on NASA DASHlink dataset</text:p>
          </table:table-cell>
          <table:table-cell office:value-type="string" calcext:value-type="string">
            <text:p>Lee2014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license plate recognition</text:p>
          </table:table-cell>
          <table:table-cell office:value-type="string" calcext:value-type="string">
            <text:p>Bolotova2014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image classification</text:p>
          </table:table-cell>
          <table:table-cell office:value-type="string" calcext:value-type="string">
            <text:p>Mai2013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trading strategy based on E-mini S&amp;P data</text:p>
          </table:table-cell>
          <table:table-cell office:value-type="string" calcext:value-type="string">
            <text:p>Gabrielsson2013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noisy sequence learning (binary images of letters of the latin alphabet)</text:p>
          </table:table-cell>
          <table:table-cell office:value-type="string" calcext:value-type="string">
            <text:p>Padilla2013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hand posture recognition</text:p>
          </table:table-cell>
          <table:table-cell office:value-type="string" calcext:value-type="string">
            <text:p>Huang2013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olfactory model (discrimination task between 4 volatile organic compounds)</text:p>
          </table:table-cell>
          <table:table-cell office:value-type="string" calcext:value-type="string">
            <text:p>Xing2012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hand shape recognition</text:p>
          </table:table-cell>
          <table:table-cell office:value-type="string" calcext:value-type="string">
            <text:p>Kapuscinski2010, Kapuscinski2012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detection of vineyards from aerial photos</text:p>
          </table:table-cell>
          <table:table-cell office:value-type="string" calcext:value-type="string">
            <text:p>Perea2012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indoor/outdoor mapping</text:p>
          </table:table-cell>
          <table:table-cell office:value-type="string" calcext:value-type="string">
            <text:p>Zhang2012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image classification on ETH-80 dataset</text:p>
          </table:table-cell>
          <table:table-cell office:value-type="string" calcext:value-type="string">
            <text:p>Kostavelis2012a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image classification on Caltech 101 dataset</text:p>
          </table:table-cell>
          <table:table-cell office:value-type="string" calcext:value-type="string">
            <text:p>Zhuo2012, Csapo2007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image classification on UIUC-Sport dataset</text:p>
          </table:table-cell>
          <table:table-cell office:value-type="string" calcext:value-type="string">
            <text:p>Zhuo2012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content-based image retrieval system</text:p>
          </table:table-cell>
          <table:table-cell office:value-type="string" calcext:value-type="string">
            <text:p>Zhituo2012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finger motion EMG signal classification</text:p>
          </table:table-cell>
          <table:table-cell office:value-type="string" calcext:value-type="string">
            <text:p>Nugent2011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gaze gesture recognition</text:p>
          </table:table-cell>
          <table:table-cell office:value-type="string" calcext:value-type="string">
            <text:p>Rozado2011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human traffic counting system</text:p>
          </table:table-cell>
          <table:table-cell office:value-type="string" calcext:value-type="string">
            <text:p>Sinkevicius2011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hand-written digit recognition on USPS database</text:p>
          </table:table-cell>
          <table:table-cell office:value-type="string" calcext:value-type="string">
            <text:p>Stolc2010, Bobier2007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face recognition (ORL and Yale database)</text:p>
          </table:table-cell>
          <table:table-cell office:value-type="string" calcext:value-type="string">
            <text:p>Stolc2010a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utomated risk assessment (system security and reliability)</text:p>
          </table:table-cell>
          <table:table-cell office:value-type="string" calcext:value-type="string">
            <text:p>Rodriguez2010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recognition of chair back style</text:p>
          </table:table-cell>
          <table:table-cell office:value-type="string" calcext:value-type="string">
            <text:p>Jacobus2010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unsupervised classification of motion capture sequences into action classes (running, walking, etc.)</text:p>
          </table:table-cell>
          <table:table-cell office:value-type="string" calcext:value-type="string">
            <text:p>Hawkins2009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subjective contours effect (e.g. Kanizsa diagram)</text:p>
          </table:table-cell>
          <table:table-cell office:value-type="string" calcext:value-type="string">
            <text:p>George2009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classification and localization of objects in line drawings</text:p>
          </table:table-cell>
          <table:table-cell office:value-type="string" calcext:value-type="string">
            <text:p>George2009, George2005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recognition of cell phone usage type (email, call, etc.) based on the pressed key pattern</text:p>
          </table:table-cell>
          <table:table-cell office:value-type="string" calcext:value-type="string">
            <text:p>Melis2009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traffic sign recognition</text:p>
          </table:table-cell>
          <table:table-cell office:value-type="string" calcext:value-type="string">
            <text:p>Melis2009a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object recognition on ALOI database</text:p>
          </table:table-cell>
          <table:table-cell office:value-type="string" calcext:value-type="string">
            <text:p>Wang2009c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recognizing activities (eating/drinking) from accelerometer data</text:p>
          </table:table-cell>
          <table:table-cell office:value-type="string" calcext:value-type="string">
            <text:p>Zhang2009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computer vision</text:p>
          </table:table-cell>
          <table:table-cell office:value-type="string" calcext:value-type="string">
            <text:p>hand-written character recognition on C-Cube dataset</text:p>
          </table:table-cell>
          <table:table-cell office:value-type="string" calcext:value-type="string">
            <text:p>Thornton2008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poken digit recognition (using TIDIGITS corpus)</text:p>
          </table:table-cell>
          <table:table-cell office:value-type="string" calcext:value-type="string">
            <text:p>VanDoremalen2008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nalysis of ECG waveforms</text:p>
          </table:table-cell>
          <table:table-cell office:value-type="string" calcext:value-type="string">
            <text:p>Casarella2007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categorization and clustering, robotics</text:p>
          </table:table-cell>
          <table:table-cell office:value-type="string" calcext:value-type="string">
            <text:p>motion authoring</text:p>
          </table:table-cell>
          <table:table-cell office:value-type="string" calcext:value-type="string">
            <text:p>Seok20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imulated urban driving (demo of counterfactual reasoning)</text:p>
          </table:table-cell>
          <table:table-cell office:value-type="string" calcext:value-type="string">
            <text:p>Danielescu2010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social interaction between virtual agents</text:p>
          </table:table-cell>
          <table:table-cell office:value-type="string" calcext:value-type="string">
            <text:p>Langley2010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lving problems from Blocks World domain</text:p>
          </table:table-cell>
          <table:table-cell office:value-type="string" calcext:value-type="string">
            <text:p>Langley2009, Langley2006d, Asgharbeygi2005, Langley2005a, Langley2004b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learning skills from college football video</text:p>
          </table:table-cell>
          <table:table-cell office:value-type="string" calcext:value-type="string">
            <text:p>Li2009, Li2009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lti-column subtraction</text:p>
          </table:table-cell>
          <table:table-cell office:value-type="string" calcext:value-type="string">
            <text:p>Langley2004d, Li1858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virtual agents, games and puzzles</text:p>
          </table:table-cell>
          <table:table-cell office:value-type="string" calcext:value-type="string">
            <text:p>physical agent in a Urban Combat game (skill transfer)</text:p>
          </table:table-cell>
          <table:table-cell office:value-type="string" calcext:value-type="string">
            <text:p>Choi2007a, Choi2007, Choi2007b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lving problems from Depots domain</text:p>
          </table:table-cell>
          <table:table-cell office:value-type="string" calcext:value-type="string">
            <text:p>Nejati2006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imulated driving</text:p>
          </table:table-cell>
          <table:table-cell office:value-type="string" calcext:value-type="string">
            <text:p>Shapiro2001a, Choi2007c, Langley2005a, Choi2004, Ryutaro2002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imulated pole-balancing task</text:p>
          </table:table-cell>
          <table:table-cell office:value-type="string" calcext:value-type="string">
            <text:p>Langley1997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acking up a truck (simulation)</text:p>
          </table:table-cell>
          <table:table-cell office:value-type="string" calcext:value-type="string">
            <text:p>Langley1997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lying an airplane in 3D simulation</text:p>
          </table:table-cell>
          <table:table-cell office:value-type="string" calcext:value-type="string">
            <text:p>Langley1996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search-and-rescue scenario (interface with DIARC)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Tower of Hanoi</text:p>
          </table:table-cell>
          <table:table-cell office:value-type="string" calcext:value-type="string">
            <text:p>Langley2005b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general game playing</text:p>
          </table:table-cell>
          <table:table-cell office:value-type="string" calcext:value-type="string">
            <text:p>Konik2009, Asgharbeygi2006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FreeCell solitaire</text:p>
          </table:table-cell>
          <table:table-cell office:value-type="string" calcext:value-type="string">
            <text:p>Langley2009, Li2008, Langley2005a, Li20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valuation of operator mental workload utilization in the manufacturing domain</text:p>
          </table:table-cell>
          <table:table-cell office:value-type="string" calcext:value-type="string">
            <text:p>Bommer2016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emotely-piloted aircraft (RPA) surveillance mission</text:p>
          </table:table-cell>
          <table:table-cell office:value-type="string" calcext:value-type="string">
            <text:p>Watson2015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common crew compartment analysis</text:p>
          </table:table-cell>
          <table:table-cell office:value-type="string" calcext:value-type="string">
            <text:p>Mitchell2009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improved design of infantry vehicle concept</text:p>
          </table:table-cell>
          <table:table-cell office:value-type="string" calcext:value-type="string">
            <text:p>Mitchell2009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improved design of tank platoon leader's vehicle</text:p>
          </table:table-cell>
          <table:table-cell office:value-type="string" calcext:value-type="string">
            <text:p>Mitchell2009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dvanced concept cannon analysis</text:p>
          </table:table-cell>
          <table:table-cell office:value-type="string" calcext:value-type="string">
            <text:p>Mitchell2009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dvanced concept reconnaissance vehicle analysis</text:p>
          </table:table-cell>
          <table:table-cell office:value-type="string" calcext:value-type="string">
            <text:p>Mitchell2009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s of soldiers performing the logistics mission in UVL</text:p>
          </table:table-cell>
          <table:table-cell office:value-type="string" calcext:value-type="string">
            <text:p>Mitchell2011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impact of communications tasks on battlefield awareness</text:p>
          </table:table-cell>
          <table:table-cell office:value-type="string" calcext:value-type="string">
            <text:p>Mitchell2009a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crew of the Abrams tank</text:p>
          </table:table-cell>
          <table:table-cell office:value-type="string" calcext:value-type="string">
            <text:p>Mitchell2009c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geospatial intelligence process</text:p>
          </table:table-cell>
          <table:table-cell office:value-type="string" calcext:value-type="string">
            <text:p>Hunn2008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MAV operator</text:p>
          </table:table-cell>
          <table:table-cell office:value-type="string" calcext:value-type="string">
            <text:p>Pomranky2007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crew in the Shadow UAV</text:p>
          </table:table-cell>
          <table:table-cell office:value-type="string" calcext:value-type="string">
            <text:p>Hunn2006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Mounted Combat System (MCS) crew</text:p>
          </table:table-cell>
          <table:table-cell office:value-type="string" calcext:value-type="string">
            <text:p>Mitchell2006, Mitchell2003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combat vehicle driver</text:p>
          </table:table-cell>
          <table:table-cell office:value-type="string" calcext:value-type="string">
            <text:p>Wojciechowski2004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crew in the scout mission</text:p>
          </table:table-cell>
          <table:table-cell office:value-type="string" calcext:value-type="string">
            <text:p>Mitchell2003a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ing errors of human pilots</text:p>
          </table:table-cell>
          <table:table-cell office:value-type="string" calcext:value-type="string">
            <text:p>Lebiere2002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strike fighter pilot on a time critical target mission</text:p>
          </table:table-cell>
          <table:table-cell office:value-type="string" calcext:value-type="string">
            <text:p>Brett2002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Apache helicopter crew performance</text:p>
          </table:table-cell>
          <table:table-cell office:value-type="string" calcext:value-type="string">
            <text:p>Allender2000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of the crew in communications center</text:p>
          </table:table-cell>
          <table:table-cell office:value-type="string" calcext:value-type="string">
            <text:p>Allender2000a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workload analysis for heavy vehicle mechanics</text:p>
          </table:table-cell>
          <table:table-cell office:value-type="string" calcext:value-type="string">
            <text:p>Allender2000a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usability analysis of the interface for analysis tool</text:p>
          </table:table-cell>
          <table:table-cell office:value-type="string" calcext:value-type="string">
            <text:p>Kelley19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social interaction with Kismet (playing with the toy or face-to-face encounter)</text:p>
          </table:table-cell>
          <table:table-cell office:value-type="string" calcext:value-type="string">
            <text:p>Breazeal1999b, Breazeal1999d, Breazeal1998b, Breazeal1999, Breazeal2000h, Breazeal2000c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, psychological experiments</text:p>
          </table:table-cell>
          <table:table-cell office:value-type="string" calcext:value-type="string">
            <text:p>sleep and overstimulation experiment</text:p>
          </table:table-cell>
          <table:table-cell office:value-type="string" calcext:value-type="string">
            <text:p>Breazeal2000h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, psychological experiments</text:p>
          </table:table-cell>
          <table:table-cell office:value-type="string" calcext:value-type="string">
            <text:p>social amplification and personal space (human experiment)</text:p>
          </table:table-cell>
          <table:table-cell office:value-type="string" calcext:value-type="string">
            <text:p>Breazeal2000e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turn-taking during dialog with a person</text:p>
          </table:table-cell>
          <table:table-cell office:value-type="string" calcext:value-type="string">
            <text:p>Breazeal2003a, Breazeal2000d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speech generation with lip synchronization and emotive qualities</text:p>
          </table:table-cell>
          <table:table-cell office:value-type="string" calcext:value-type="string">
            <text:p>Breazeal2001, Breazeal2001c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response to affective intent (praise, prohibition, soothing, etc)</text:p>
          </table:table-cell>
          <table:table-cell office:value-type="string" calcext:value-type="string">
            <text:p>Breazeal2002, Breazeal2002c, Breazeal2001d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facial expressions and body posture for basic emotions</text:p>
          </table:table-cell>
          <table:table-cell office:value-type="string" calcext:value-type="string">
            <text:p>Breazeal2003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mputational model of rat foraging behavior</text:p>
          </table:table-cell>
          <table:table-cell office:value-type="string" calcext:value-type="string">
            <text:p>OReilly2014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uman strategic cognitive sequencing</text:p>
          </table:table-cell>
          <table:table-cell office:value-type="string" calcext:value-type="string">
            <text:p>Herd201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ippocampal learning mechanisms (human data)</text:p>
          </table:table-cell>
          <table:table-cell office:value-type="string" calcext:value-type="string">
            <text:p>Ketz201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equential action (coffee-making task)</text:p>
          </table:table-cell>
          <table:table-cell office:value-type="string" calcext:value-type="string">
            <text:p>Kachergis2014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mputational model of the N-back task (human data)</text:p>
          </table:table-cell>
          <table:table-cell office:value-type="string" calcext:value-type="string">
            <text:p>Lewis201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biological model of ventral visual pathway for object recognition</text:p>
          </table:table-cell>
          <table:table-cell office:value-type="string" calcext:value-type="string">
            <text:p>OReilly201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selecting and identifying multiple objects</text:p>
          </table:table-cell>
          <table:table-cell office:value-type="string" calcext:value-type="string">
            <text:p>Wyatte2012, OReilly201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tuple reordering task</text:p>
          </table:table-cell>
          <table:table-cell office:value-type="string" calcext:value-type="string">
            <text:p>Cer2012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ural discrimination task by Schumacher et al. (2001) (human data)</text:p>
          </table:table-cell>
          <table:table-cell office:value-type="string" calcext:value-type="string">
            <text:p>Anderson2010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task from Kruschke and Blair (human data) (2000)</text:p>
          </table:table-cell>
          <table:table-cell office:value-type="string" calcext:value-type="string">
            <text:p>Pauli2008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del of key-pressing motor sequences (simulated arm)</text:p>
          </table:table-cell>
          <table:table-cell office:value-type="string" calcext:value-type="string">
            <text:p>Gupta2007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1-2-AX task - test of working memory, independently remember 1-2 and X-Y depending on when they occur in the presented sequence and ignore some inputs</text:p>
          </table:table-cell>
          <table:table-cell office:value-type="string" calcext:value-type="string">
            <text:p>Hazy2007, Reynolds2009, Hazy2006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Pavlovian learning (PVLV)</text:p>
          </table:table-cell>
          <table:table-cell office:value-type="string" calcext:value-type="string">
            <text:p>OReilly2007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IR-2 task - store ignore recall task</text:p>
          </table:table-cell>
          <table:table-cell office:value-type="string" calcext:value-type="string">
            <text:p>OReilly2006a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phonological loop sequential recall task (sequence memory task)</text:p>
          </table:table-cell>
          <table:table-cell office:value-type="string" calcext:value-type="string">
            <text:p>OReilly2006a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patial relationship binding</text:p>
          </table:table-cell>
          <table:table-cell office:value-type="string" calcext:value-type="string">
            <text:p>OReilly2006a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computer vision, psychological experiments</text:p>
          </table:table-cell>
          <table:table-cell office:value-type="string" calcext:value-type="string">
            <text:p>serial visual search</text:p>
          </table:table-cell>
          <table:table-cell office:value-type="string" calcext:value-type="string">
            <text:p>Herd2005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WCST (Wisconsin Card Sort Task) task (human data) - model of cognitive control</text:p>
          </table:table-cell>
          <table:table-cell office:value-type="string" calcext:value-type="string">
            <text:p>Rougier2005, Rougier2002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ow the hippocampus and medial temporal lobe cortex contribute to recognition memory (human data)</text:p>
          </table:table-cell>
          <table:table-cell office:value-type="string" calcext:value-type="string">
            <text:p>Norman200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neural network model of generalization (qualitative comparisons to human data)</text:p>
          </table:table-cell>
          <table:table-cell office:value-type="string" calcext:value-type="string">
            <text:p>Munakata2003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neural network model of spatial relationship binding</text:p>
          </table:table-cell>
          <table:table-cell office:value-type="string" calcext:value-type="string">
            <text:p>OReilly2002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nonlinear discrimination problems by Gallagher &amp; Holland (1992) (human data)</text:p>
          </table:table-cell>
          <table:table-cell office:value-type="string" calcext:value-type="string">
            <text:p>OReilly2001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Dusek &amp; Eichenbaum (1997) transitivity test (human data)</text:p>
          </table:table-cell>
          <table:table-cell office:value-type="string" calcext:value-type="string">
            <text:p>OReilly2001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, NLP</text:p>
          </table:table-cell>
          <table:table-cell office:value-type="string" calcext:value-type="string">
            <text:p>model of past-tense inflectional morphology (human data) - U-shaped learning curve</text:p>
          </table:table-cell>
          <table:table-cell office:value-type="string" calcext:value-type="string">
            <text:p>Reilly2000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troop Task (human data, fMRI)</text:p>
          </table:table-cell>
          <table:table-cell office:value-type="string" calcext:value-type="string">
            <text:p>Herd2006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invariant object recognition</text:p>
          </table:table-cell>
          <table:table-cell office:value-type="string" calcext:value-type="string">
            <text:p>OReilly2014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Allport's (1968) experiment on perceptual simultaneity (human data)</text:p>
          </table:table-cell>
          <table:table-cell office:value-type="string" calcext:value-type="string">
            <text:p>Madl2016, Franklin2014, Madl2011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earning grip movements on a simulated mobile robot (Webots platform)</text:p>
          </table:table-cell>
          <table:table-cell office:value-type="string" calcext:value-type="string">
            <text:p>Dong2015a, Ddongmemphisedu2014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on a simple reaction task (press button when the green light turns on)</text:p>
          </table:table-cell>
          <table:table-cell office:value-type="string" calcext:value-type="string">
            <text:p>Franklin2014, Madl2011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in cue integration experiment by Nardini et al. (2008)</text:p>
          </table:table-cell>
          <table:table-cell office:value-type="string" calcext:value-type="string">
            <text:p>Madl2015a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in cognitive map accuracy experiment by Madl et al. (2016) (human data)</text:p>
          </table:table-cell>
          <table:table-cell office:value-type="string" calcext:value-type="string">
            <text:p>Madl2015a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experiment of the reinforcer devaluation paradigm to test the model of the Kahneman's System 1 and System 2 (rat data)</text:p>
          </table:table-cell>
          <table:table-cell office:value-type="string" calcext:value-type="string">
            <text:p>Faghihi2015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human data in attention experiment by Van Bockstaele (2010)</text:p>
          </table:table-cell>
          <table:table-cell office:value-type="string" calcext:value-type="string">
            <text:p>Faghihi2014, Franklin2014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attentional blink (human data)</text:p>
          </table:table-cell>
          <table:table-cell office:value-type="string" calcext:value-type="string">
            <text:p>Madl2012, Franklin2014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patial working memory (human data)</text:p>
          </table:table-cell>
          <table:table-cell office:value-type="string" calcext:value-type="string">
            <text:p>Madl2013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experiment with rhesus monkeys by Santos et al. (2006)</text:p>
          </table:table-cell>
          <table:table-cell office:value-type="string" calcext:value-type="string">
            <text:p>Friedlander2008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the episodic-like memory experiment with meadow voles</text:p>
          </table:table-cell>
          <table:table-cell office:value-type="string" calcext:value-type="string">
            <text:p>Franklin2008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CareBot assistive robot - fetch and carry tasks, notice absence of vital signs (simulation)</text:p>
          </table:table-cell>
          <table:table-cell office:value-type="string" calcext:value-type="string">
            <text:p>Tobergte2015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pushing a box - sensorimotor learning (simulation)</text:p>
          </table:table-cell>
          <table:table-cell office:value-type="string" calcext:value-type="string">
            <text:p>Dong2011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human hand-lifting movement (simulated robot arm)</text:p>
          </table:table-cell>
          <table:table-cell office:value-type="string" calcext:value-type="string">
            <text:p>Dong2015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gripping action (simulation)</text:p>
          </table:table-cell>
          <table:table-cell office:value-type="string" calcext:value-type="string">
            <text:p>Dong2015a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ocalization on a mobile robot (simulation)</text:p>
          </table:table-cell>
          <table:table-cell office:value-type="string" calcext:value-type="string">
            <text:p>DeLuise2010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cognitively plausible decay mechanism for forgetting in a sparse distributed memory system</text:p>
          </table:table-cell>
          <table:table-cell office:value-type="string" calcext:value-type="string">
            <text:p>Ramamurthy2006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ystem for US Navy personnel assignment</text:p>
          </table:table-cell>
          <table:table-cell office:value-type="string" calcext:value-type="string">
            <text:p>Kelemen2005, Kelemen2005a, Franklin2003b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medical text mining and topic modeling for medical diagnosis agent MAX</text:p>
          </table:table-cell>
          <table:table-cell office:value-type="string" calcext:value-type="string">
            <text:p>Strain2015, Strain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basic human-robot interaction - detect and track 2 caregivers</text:p>
          </table:table-cell>
          <table:table-cell office:value-type="string" calcext:value-type="string">
            <text:p>Ivaldi2012, Anzalone2013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computer vision, HRI/HCI, robotics</text:p>
          </table:table-cell>
          <table:table-cell office:value-type="string" calcext:value-type="string">
            <text:p>learning and recognizing different objects via voice instruction</text:p>
          </table:table-cell>
          <table:table-cell office:value-type="string" calcext:value-type="string">
            <text:p>Ivaldi2012, Lyubova2012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robotics, HRI/HCI, computer vision</text:p>
          </table:table-cell>
          <table:table-cell office:value-type="string" calcext:value-type="string">
            <text:p>object manipulation to assist learning</text:p>
          </table:table-cell>
          <table:table-cell office:value-type="string" calcext:value-type="string">
            <text:p>Ivaldi2012, Lyubova2012, Oudeyer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robotics, HRI/HCI, computer vision</text:p>
          </table:table-cell>
          <table:table-cell office:value-type="string" calcext:value-type="string">
            <text:p>learning object affordances</text:p>
          </table:table-cell>
          <table:table-cell office:value-type="string" calcext:value-type="string">
            <text:p>Ivaldi2012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robotics, HRI/HCI, computer vision</text:p>
          </table:table-cell>
          <table:table-cell office:value-type="string" calcext:value-type="string">
            <text:p>curiosity-driven object manipulation for learning</text:p>
          </table:table-cell>
          <table:table-cell office:value-type="string" calcext:value-type="string">
            <text:p>Nguyen2013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robotics, HRI/HCI, computer vision</text:p>
          </table:table-cell>
          <table:table-cell office:value-type="string" calcext:value-type="string">
            <text:p>manipulation and self-identification for object learning</text:p>
          </table:table-cell>
          <table:table-cell office:value-type="string" calcext:value-type="string">
            <text:p>Lyubova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HRI/HCI, virtual agents</text:p>
          </table:table-cell>
          <table:table-cell office:value-type="string" calcext:value-type="string">
            <text:p>peacekeeping mission training scenario (simulation)</text:p>
          </table:table-cell>
          <table:table-cell office:value-type="string" calcext:value-type="string">
            <text:p>Hudlicka2002a</text:p>
          </table:table-cell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HRI/HCI, virtual agents</text:p>
          </table:table-cell>
          <table:table-cell office:value-type="string" calcext:value-type="string">
            <text:p>search-and-rescue team task (simulation)</text:p>
          </table:table-cell>
          <table:table-cell office:value-type="string" calcext:value-type="string">
            <text:p>Hudlicka2010</text:p>
          </table:table-cell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a commander behavior in a Stability and Support Operations mission</text:p>
          </table:table-cell>
          <table:table-cell office:value-type="string" calcext:value-type="string">
            <text:p>Hudlicka2003</text:p>
          </table:table-cell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effect of anxiety/anger/threat on decision-making (search-and-rescue task)</text:p>
          </table:table-cell>
          <table:table-cell office:value-type="string" calcext:value-type="string">
            <text:p>Hudlicka20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lanning in a household domain (simulated)</text:p>
          </table:table-cell>
          <table:table-cell office:value-type="string" calcext:value-type="string">
            <text:p>Kuokka19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bile robot learns to open the door between the partitions and push the ball into the goal area</text:p>
          </table:table-cell>
          <table:table-cell office:value-type="string" calcext:value-type="string">
            <text:p>Duro2016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using a motivational system MotivEn, a Baxter robot learns to lift the platform, take the ball hidden underneath and put it in the box</text:p>
          </table:table-cell>
          <table:table-cell office:value-type="string" calcext:value-type="string">
            <text:p>Salgado2016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IBO robot learns to reach the pink ball placed in the environment (simulation)</text:p>
          </table:table-cell>
          <table:table-cell office:value-type="string" calcext:value-type="string">
            <text:p>Bellas2014, Salgado2012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 model of sleeping that allows Pioneer robot to consolidate learned behavior of moving towards the light source using its sensors (simulation)</text:p>
          </table:table-cell>
          <table:table-cell office:value-type="string" calcext:value-type="string">
            <text:p>Duro2014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afe crossing experiment, in which e-puck with a pink ball on top displays a continuous and linear movement and AIBO robot placed at a distance must learn to cross safely without running over the e-puck robot</text:p>
          </table:table-cell>
          <table:table-cell office:value-type="string" calcext:value-type="string">
            <text:p>Caamano2013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ioneer has to catch prey and avoid being caught by the predator (both mobile objects)</text:p>
          </table:table-cell>
          <table:table-cell office:value-type="string" calcext:value-type="string">
            <text:p>Duro2010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analysis of laser Doppler velocimetry signals</text:p>
          </table:table-cell>
          <table:table-cell office:value-type="string" calcext:value-type="string">
            <text:p>LopezPena2007, LopezPena2006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HPC (High Performance Computing) center scheduling</text:p>
          </table:table-cell>
          <table:table-cell office:value-type="string" calcext:value-type="string">
            <text:p>Monroy2006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catching a ball (AIBO)</text:p>
          </table:table-cell>
          <table:table-cell office:value-type="string" calcext:value-type="string">
            <text:p>Bellas2010b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reaching for an object with instructions given via sound signals (Pioneer2)</text:p>
          </table:table-cell>
          <table:table-cell office:value-type="string" calcext:value-type="string">
            <text:p>Bellas2006, Bellas2005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location of limited resources using user profiles</text:p>
          </table:table-cell>
          <table:table-cell office:value-type="string" calcext:value-type="string">
            <text:p>Monroy2005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earning to move towards the object (AIBO, Pioneer and Hermes II robots)</text:p>
          </table:table-cell>
          <table:table-cell office:value-type="string" calcext:value-type="string">
            <text:p>Duro2010a, Bellas2010, Bellas2003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wall-following (Pioneer2)</text:p>
          </table:table-cell>
          <table:table-cell office:value-type="string" calcext:value-type="string">
            <text:p>Bellas2002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bstacle avoidance (Hermes II)</text:p>
          </table:table-cell>
          <table:table-cell office:value-type="string" calcext:value-type="string">
            <text:p>Bellas2002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earning to walk and turn (hexapod robot Hermes II)</text:p>
          </table:table-cell>
          <table:table-cell office:value-type="string" calcext:value-type="string">
            <text:p>Bellas2001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earning to stand and follow the light (simulated tripod robot)</text:p>
          </table:table-cell>
          <table:table-cell office:value-type="string" calcext:value-type="string">
            <text:p>Bellas2001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SimpleAgent looking for nutrients using a motivational system in a simulated world</text:p>
          </table:table-cell>
          <table:table-cell office:value-type="string" calcext:value-type="string">
            <text:p>Bach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robotic arm operator</text:p>
          </table:table-cell>
          <table:table-cell office:value-type="string" calcext:value-type="string">
            <text:p>Wickens2015, Sebok2012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wo-pilot crew flying an area navigation approach (human data)</text:p>
          </table:table-cell>
          <table:table-cell office:value-type="string" calcext:value-type="string">
            <text:p>Gore2013a, Gore2011, Gore2011a, Gore2011b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crew performing Next-Gen CSPO approach and land procedures</text:p>
          </table:table-cell>
          <table:table-cell office:value-type="string" calcext:value-type="string">
            <text:p>Gore2013a, Gore2012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flight crew during the clear air turbulence (CAT) event</text:p>
          </table:table-cell>
          <table:table-cell office:value-type="string" calcext:value-type="string">
            <text:p>Broaddus2013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light deck model of ramp navigation and gate-approach at the Chicago O’Hare Airport (ORD) to predict human error (missed turnes, operator performance times and workload)</text:p>
          </table:table-cell>
          <table:table-cell office:value-type="string" calcext:value-type="string">
            <text:p>Gore2011d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pilot situation awareness (human data)</text:p>
          </table:table-cell>
          <table:table-cell office:value-type="string" calcext:value-type="string">
            <text:p>Hooey2010, Burdick1999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fatigue behavioral model (human data)</text:p>
          </table:table-cell>
          <table:table-cell office:value-type="string" calcext:value-type="string">
            <text:p>Gore2005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effect of microgravity on operator's performance (human data)</text:p>
          </table:table-cell>
          <table:table-cell office:value-type="string" calcext:value-type="string">
            <text:p>Gore2005a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microscope-turn-on procedure for NASA's LSG</text:p>
          </table:table-cell>
          <table:table-cell office:value-type="string" calcext:value-type="string">
            <text:p>Smith2002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aircraft taxi errors</text:p>
          </table:table-cell>
          <table:table-cell office:value-type="string" calcext:value-type="string">
            <text:p>Wickens2005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pilots in Illinois Simulation</text:p>
          </table:table-cell>
          <table:table-cell office:value-type="string" calcext:value-type="string">
            <text:p>Wickens2005, Wickens2001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military mission by a Cobra AH-1 helicopter</text:p>
          </table:table-cell>
          <table:table-cell office:value-type="string" calcext:value-type="string">
            <text:p>Hart2001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911 dispatch operators</text:p>
          </table:table-cell>
          <table:table-cell office:value-type="string" calcext:value-type="string">
            <text:p>Hart2001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operators in nuclear power plant scenario</text:p>
          </table:table-cell>
          <table:table-cell office:value-type="string" calcext:value-type="string">
            <text:p>Hart2001, Hoecker1994, Boring2008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crew performance with new MOPP equipment</text:p>
          </table:table-cell>
          <table:table-cell office:value-type="string" calcext:value-type="string">
            <text:p>Hart2001, Tyler1998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crew of civil tiltrotor aircraft</text:p>
          </table:table-cell>
          <table:table-cell office:value-type="string" calcext:value-type="string">
            <text:p>Hart2001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he ground and air operators in the “free flight” operational environment</text:p>
          </table:table-cell>
          <table:table-cell office:value-type="string" calcext:value-type="string">
            <text:p>Gore2000a, Gore2000, Corker1999, Corker19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irefighting scenario in a modified Blocks World domain</text:p>
          </table:table-cell>
          <table:table-cell office:value-type="string" calcext:value-type="string">
            <text:p>Paisner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exploration in a 3D simulated environment</text:p>
          </table:table-cell>
          <table:table-cell office:value-type="string" calcext:value-type="string">
            <text:p>Starzyk20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ic generation</text:p>
          </table:table-cell>
          <table:table-cell office:value-type="string" calcext:value-type="string">
            <text:p>Maxwell20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risis decision-support framework for urban firefighting</text:p>
          </table:table-cell>
          <table:table-cell office:value-type="string" calcext:value-type="string">
            <text:p>Slam2015, Slam2014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edical diagnosis</text:p>
          </table:table-cell>
          <table:table-cell office:value-type="string" calcext:value-type="string">
            <text:p>Wang2011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eriving new knowledge for DBpedia</text:p>
          </table:table-cell>
          <table:table-cell office:value-type="string" calcext:value-type="string">
            <text:p>Mitrovic2015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ogical inference in different domains (fruit, birds, animals) - deduction, induction, abduction, non-monotonic reasoning</text:p>
          </table:table-cell>
          <table:table-cell office:value-type="string" calcext:value-type="string">
            <text:p>Wang1993, Wang1995b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Hempel's paradox (aka Confirmation paradox and Raven paradox)</text:p>
          </table:table-cell>
          <table:table-cell office:value-type="string" calcext:value-type="string">
            <text:p>Wang2009b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learning English passive voice, resolving pronouns, evolving context-dependent concepts (emergence of language knowledge from use without language-specific module)</text:p>
          </table:table-cell>
          <table:table-cell office:value-type="string" calcext:value-type="string">
            <text:p>Kilic2015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Wason's card selection task (qualitative comparisons to human data)</text:p>
          </table:table-cell>
          <table:table-cell office:value-type="string" calcext:value-type="string">
            <text:p>Wang2001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virtual agents, HRI/HCI</text:p>
          </table:table-cell>
          <table:table-cell office:value-type="string" calcext:value-type="string">
            <text:p>virtual animal characters (learning, modeling personality and communication)</text:p>
          </table:table-cell>
          <table:table-cell office:value-type="string" calcext:value-type="string">
            <text:p>Goertzel2008a, Goertzel2008c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virtual agents, HRI/HCI</text:p>
          </table:table-cell>
          <table:table-cell office:value-type="string" calcext:value-type="string">
            <text:p>playing fetch in AGISim (learning simple embodied behaviors in simulation)</text:p>
          </table:table-cell>
          <table:table-cell office:value-type="string" calcext:value-type="string">
            <text:p>Heljakka2007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analysis of PubMed abstracts (specialized NLP for biological text mining)</text:p>
          </table:table-cell>
          <table:table-cell office:value-type="string" calcext:value-type="string">
            <text:p>Goertzel2006a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Piagetian A-not-B task in AGIsim</text:p>
          </table:table-cell>
          <table:table-cell office:value-type="string" calcext:value-type="string">
            <text:p>Goertzel2006b, Goertzel2007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model of human social interactions in the office scenario</text:p>
          </table:table-cell>
          <table:table-cell office:value-type="string" calcext:value-type="string">
            <text:p>Deutsch2014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UAV operator</text:p>
          </table:table-cell>
          <table:table-cell office:value-type="string" calcext:value-type="string">
            <text:p>Deutsch2006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aircrew and air traffic controller models for an analysis of the 1994 windshear accident at Charlotte, NC</text:p>
          </table:table-cell>
          <table:table-cell office:value-type="string" calcext:value-type="string">
            <text:p>Deutsch2005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using human performance modeling for Enhanced-SVS flight deck configuration</text:p>
          </table:table-cell>
          <table:table-cell office:value-type="string" calcext:value-type="string">
            <text:p>Deutsch2004b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s of aircrew and air traffic controller for approach and landing tasks using the baseline and SVS-equipped flight decks</text:p>
          </table:table-cell>
          <table:table-cell office:value-type="string" calcext:value-type="string">
            <text:p>Deutsch2003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a system to support weather forecasting and monitoring in an airlift service organization</text:p>
          </table:table-cell>
          <table:table-cell office:value-type="string" calcext:value-type="string">
            <text:p>Scott2002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, HRI/HCI</text:p>
          </table:table-cell>
          <table:table-cell office:value-type="string" calcext:value-type="string">
            <text:p>flexible environment for team training with synthetic entities (AWACS Weapons Director and pilots)</text:p>
          </table:table-cell>
          <table:table-cell office:value-type="string" calcext:value-type="string">
            <text:p>Diedrich2002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, HRI/HCI</text:p>
          </table:table-cell>
          <table:table-cell office:value-type="string" calcext:value-type="string">
            <text:p>decision support in air traffic domain</text:p>
          </table:table-cell>
          <table:table-cell office:value-type="string" calcext:value-type="string">
            <text:p>Deutsch1998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NLP, HPM</text:p>
          </table:table-cell>
          <table:table-cell office:value-type="string" calcext:value-type="string">
            <text:p>automating the processes of creation of maintenance instructions or technical orders</text:p>
          </table:table-cell>
          <table:table-cell office:value-type="string" calcext:value-type="string">
            <text:p>Deutsch1998e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air traffic controller - task learning, multi-tasking (human data)</text:p>
          </table:table-cell>
          <table:table-cell office:value-type="string" calcext:value-type="string">
            <text:p>Deutsch2004, Deutsch1998b, Deutsch1997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ten NASA part-task simulation scenarios (human data)</text:p>
          </table:table-cell>
          <table:table-cell office:value-type="string" calcext:value-type="string">
            <text:p>Deutsch2004a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ing errors of aircrew during taxiing (human data)</text:p>
          </table:table-cell>
          <table:table-cell office:value-type="string" calcext:value-type="string">
            <text:p>Deutsch2002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aircrew in Combat Air Patrol (CAP) scenario (human data)</text:p>
          </table:table-cell>
          <table:table-cell office:value-type="string" calcext:value-type="string">
            <text:p>Deutcsh1999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model of air traffic controller in a decision support experiment (human data)</text:p>
          </table:table-cell>
          <table:table-cell office:value-type="string" calcext:value-type="string">
            <text:p>Deutsch1998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processing of comparative constructions (e.g. Amen is more intelligent than insane)</text:p>
          </table:table-cell>
          <table:table-cell office:value-type="string" calcext:value-type="string">
            <text:p>Lian2015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HRI/HCI, virtual agents</text:p>
          </table:table-cell>
          <table:table-cell office:value-type="string" calcext:value-type="string">
            <text:p>animated character control</text:p>
          </table:table-cell>
          <table:table-cell office:value-type="string" calcext:value-type="string">
            <text:p>Goertzel2008b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relational classification task (CoRA 1000) (mapping papers to categories based on information about their authors and citations)</text:p>
          </table:table-cell>
          <table:table-cell office:value-type="string" calcext:value-type="string">
            <text:p>Harrigan2014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NLP, HRI/HCI</text:p>
          </table:table-cell>
          <table:table-cell office:value-type="string" calcext:value-type="string">
            <text:p>dialog in a subset of English (anaphora resolution, question answering, language generation)</text:p>
          </table:table-cell>
          <table:table-cell office:value-type="string" calcext:value-type="string">
            <text:p>Goertzel2010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ecision support for medical diagnosis</text:p>
          </table:table-cell>
          <table:table-cell office:value-type="string" calcext:value-type="string">
            <text:p>Pollock2009, Pollock1995b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Yale Shooting Problem (instance of the frame problem)</text:p>
          </table:table-cell>
          <table:table-cell office:value-type="string" calcext:value-type="string">
            <text:p>Pollock2008, Pollock1996b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tomated theorem proving (TPTP Problem Library)</text:p>
          </table:table-cell>
          <table:table-cell office:value-type="string" calcext:value-type="string">
            <text:p>Pollock1999a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hoham's extended prediction problem (colliding billiard balls)</text:p>
          </table:table-cell>
          <table:table-cell office:value-type="string" calcext:value-type="string">
            <text:p>Pollock1998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UT2004 (3 custom maps)</text:p>
          </table:table-cell>
          <table:table-cell office:value-type="string" calcext:value-type="string">
            <text:p>VanHoorn2009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UT2004 (1 vs 1 Death Match mode)</text:p>
          </table:table-cell>
          <table:table-cell office:value-type="string" calcext:value-type="string">
            <text:p>Mora2015, Small2009, Goyal2011, Cuadrado2009, Wang2009d, Glavin2011, Cabestany2013, VanHoorn2009, Glavin2015, Feng2016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UT2004 (capture the flag)</text:p>
          </table:table-cell>
          <table:table-cell office:value-type="string" calcext:value-type="string">
            <text:p>Acampora2010, Bedia2016, Acampora2012, Lewinski2009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BotPrize competition</text:p>
          </table:table-cell>
          <table:table-cell office:value-type="string" calcext:value-type="string">
            <text:p>Hirono2009, Rosenthal2012, Schrum2013, FernandezLeiva2011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simulated Tag! game</text:p>
          </table:table-cell>
          <table:table-cell office:value-type="string" calcext:value-type="string">
            <text:p>Gemrot2004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simulated Hide and Seek game</text:p>
          </table:table-cell>
          <table:table-cell office:value-type="string" calcext:value-type="string">
            <text:p>Gemrot2004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UT2004 (pill collection and setting target for attack)</text:p>
          </table:table-cell>
          <table:table-cell office:value-type="string" calcext:value-type="string">
            <text:p>Hindriks2010, Behrens2011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bot for UT2004 (weapon selection using ANNs)</text:p>
          </table:table-cell>
          <table:table-cell office:value-type="string" calcext:value-type="string">
            <text:p>Petrakis2010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3D storytelling (emergent and scripted plots)</text:p>
          </table:table-cell>
          <table:table-cell office:value-type="string" calcext:value-type="string">
            <text:p>Brom2009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games and puzzles, virtual agents</text:p>
          </table:table-cell>
          <table:table-cell office:value-type="string" calcext:value-type="string">
            <text:p>5-day scenario world with a shaman NPC (test of the episodic memory model)</text:p>
          </table:table-cell>
          <table:table-cell office:value-type="string" calcext:value-type="string">
            <text:p>Brom20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mplied Matching Problem</text:p>
          </table:table-cell>
          <table:table-cell office:value-type="string" calcext:value-type="string">
            <text:p>Cassimatis2013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etense and counterfactual reasoning (making a mudpie)</text:p>
          </table:table-cell>
          <table:table-cell office:value-type="string" calcext:value-type="string">
            <text:p>Bello2012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the false belief task</text:p>
          </table:table-cell>
          <table:table-cell office:value-type="string" calcext:value-type="string">
            <text:p>Scally2012, Bello2007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patial reasoning for planning in the Blocks World</text:p>
          </table:table-cell>
          <table:table-cell office:value-type="string" calcext:value-type="string">
            <text:p>Kurup2011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patial constraint satisfaction (grid simulation)</text:p>
          </table:table-cell>
          <table:table-cell office:value-type="string" calcext:value-type="string">
            <text:p>Kurup2011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edict effect of actions (Doctors Without Borders military scenario)</text:p>
          </table:table-cell>
          <table:table-cell office:value-type="string" calcext:value-type="string">
            <text:p>Cassimatis2007b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nstrained spatial reasoning (simulation)</text:p>
          </table:table-cell>
          <table:table-cell office:value-type="string" calcext:value-type="string">
            <text:p>Cassimatis2012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following another robot (real)</text:p>
          </table:table-cell>
          <table:table-cell office:value-type="string" calcext:value-type="string">
            <text:p>Cassimatis2010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anaphora resolution - the problem of resolving references to earlier or later items in the discourse</text:p>
          </table:table-cell>
          <table:table-cell office:value-type="string" calcext:value-type="string">
            <text:p>Kurup2011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yntactic parsing</text:p>
          </table:table-cell>
          <table:table-cell office:value-type="string" calcext:value-type="string">
            <text:p>Murugesan2006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HRI/HCI, robotics, NLP</text:p>
          </table:table-cell>
          <table:table-cell office:value-type="string" calcext:value-type="string">
            <text:p>object search on a mobile robot and command disambiguation through perspective taking</text:p>
          </table:table-cell>
          <table:table-cell office:value-type="string" calcext:value-type="string">
            <text:p>Cassimatis2008, Trafton2005, Cassimatis2004, Perzanowski2000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robotics, HRI/HCI, NLP</text:p>
          </table:table-cell>
          <table:table-cell office:value-type="string" calcext:value-type="string">
            <text:p>playing Hide and Seek game on a mobile robot (modeling child's behavior)</text:p>
          </table:table-cell>
          <table:table-cell office:value-type="string" calcext:value-type="string">
            <text:p>Perzanowski2004, Trafton2004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AT-solving ability: finding shortest path between two locations on the graph with obstacles (important to the object tracking and motion planning)</text:p>
          </table:table-cell>
          <table:table-cell office:value-type="string" calcext:value-type="string">
            <text:p>Bignoli2010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the infant physical reasoning</text:p>
          </table:table-cell>
          <table:table-cell office:value-type="string" calcext:value-type="string">
            <text:p>Cassimatis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the Depots domain (a combination of BlocksWorld and Transportation domain)</text:p>
          </table:table-cell>
          <table:table-cell office:value-type="string" calcext:value-type="string">
            <text:p>Borrajo2015, Aler2003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Logistics Domain (plans for transporting goods between cities)</text:p>
          </table:table-cell>
          <table:table-cell office:value-type="string" calcext:value-type="string">
            <text:p>Fink2005, Aler2003, Bergmann1998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Process-Planning Domain (plans for making mechanical parts)</text:p>
          </table:table-cell>
          <table:table-cell office:value-type="string" calcext:value-type="string">
            <text:p>Fink2005, Gil1994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ixed-initiative planning system</text:p>
          </table:table-cell>
          <table:table-cell office:value-type="string" calcext:value-type="string">
            <text:p>Cox1999a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Trucking Domain</text:p>
          </table:table-cell>
          <table:table-cell office:value-type="string" calcext:value-type="string">
            <text:p>Fink2005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reducing GUI window clutter </text:p>
          </table:table-cell>
          <table:table-cell office:value-type="string" calcext:value-type="string">
            <text:p>Kerkez2000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Air Campaign Planning domain</text:p>
          </table:table-cell>
          <table:table-cell office:value-type="string" calcext:value-type="string">
            <text:p>Cox1998a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lanning in industrial process domain</text:p>
          </table:table-cell>
          <table:table-cell office:value-type="string" calcext:value-type="string">
            <text:p>Souza1996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ity route planning</text:p>
          </table:table-cell>
          <table:table-cell office:value-type="string" calcext:value-type="string">
            <text:p>Haigh1995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lanning in a robot domain (simulated)</text:p>
          </table:table-cell>
          <table:table-cell office:value-type="string" calcext:value-type="string">
            <text:p>Fink1994a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isc, robotics</text:p>
          </table:table-cell>
          <table:table-cell office:value-type="string" calcext:value-type="string">
            <text:p>planning in Robotic Soccer (simulation)</text:p>
          </table:table-cell>
          <table:table-cell office:value-type="string" calcext:value-type="string">
            <text:p>Jensen1998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ixed-initiative planning system to support military force deployment planning</text:p>
          </table:table-cell>
          <table:table-cell office:value-type="string" calcext:value-type="string">
            <text:p>Veloso1997a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HRI/HCI, robotics</text:p>
          </table:table-cell>
          <table:table-cell office:value-type="string" calcext:value-type="string">
            <text:p>task planning for office delivery robot (real)</text:p>
          </table:table-cell>
          <table:table-cell office:value-type="string" calcext:value-type="string">
            <text:p>Haigh1998a, Simmons1997, Haigh1998, Haigh1997, Simmons1997a, Haigh19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air combat simulation</text:p>
          </table:table-cell>
          <table:table-cell office:value-type="string" calcext:value-type="string">
            <text:p>Rao1996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intelligent virtual agents (Dog World)</text:p>
          </table:table-cell>
          <table:table-cell office:value-type="string" calcext:value-type="string">
            <text:p>Taylor1996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raffic management system (Sydney airport)</text:p>
          </table:table-cell>
          <table:table-cell office:value-type="string" calcext:value-type="string">
            <text:p>Lucas1992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agnose and solve problems in the telecommunications network (TELECOM Australia)</text:p>
          </table:table-cell>
          <table:table-cell office:value-type="string" calcext:value-type="string">
            <text:p>Rao1991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diagnosis of the Reaction Control System (RCS) of NASA's space shuttle</text:p>
          </table:table-cell>
          <table:table-cell office:value-type="string" calcext:value-type="string">
            <text:p>Georgeff1986, Georgeff1989b, Georgeff1990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jet malfunction diagnosis</text:p>
          </table:table-cell>
          <table:table-cell office:value-type="string" calcext:value-type="string">
            <text:p>Georgeff1987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door navigation and emergency, diagnostic in a space station scenario</text:p>
          </table:table-cell>
          <table:table-cell office:value-type="string" calcext:value-type="string">
            <text:p>Georgeff1987a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econnaissance task in military domain (two mobile robots)</text:p>
          </table:table-cell>
          <table:table-cell office:value-type="string" calcext:value-type="string">
            <text:p>Lee1994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avigation in a TileWorld domain</text:p>
          </table:table-cell>
          <table:table-cell office:value-type="string" calcext:value-type="string">
            <text:p>Kinny19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Othello game </text:p>
          </table:table-cell>
          <table:table-cell office:value-type="string" calcext:value-type="string">
            <text:p>Russell1989a, Russell1991a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ine mapping mission (simulated UAV mission)</text:p>
          </table:table-cell>
          <table:table-cell office:value-type="string" calcext:value-type="string">
            <text:p>Ogasawara1993, Ogasawara1993a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avigation and obstacle avoidance in the simulated domain</text:p>
          </table:table-cell>
          <table:table-cell office:value-type="string" calcext:value-type="string">
            <text:p>Ogasawara19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teleoperated control of robotic crane (RoboCrane)</text:p>
          </table:table-cell>
          <table:table-cell office:value-type="string" calcext:value-type="string">
            <text:p>Lytle2007, Lytle2008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computer vision, robotics</text:p>
          </table:table-cell>
          <table:table-cell office:value-type="string" calcext:value-type="string">
            <text:p>autonomous driving in rugged terrain for DARPA LAGR (mobile robot)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bstacle avoidance (mobile robot)</text:p>
          </table:table-cell>
          <table:table-cell office:value-type="string" calcext:value-type="string">
            <text:p>Coombs1998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door navigation through unstructured environment (mobile robot)</text:p>
          </table:table-cell>
          <table:table-cell office:value-type="string" calcext:value-type="string">
            <text:p>Bostelman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autonomous driving in arid/vegetated/urban terrains for ARL Demo III</text:p>
          </table:table-cell>
          <table:table-cell office:value-type="string" calcext:value-type="string">
            <text:p>Albus2002b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autonomous driving offroad at 35 km/h (robotic HMMWV)</text:p>
          </table:table-cell>
          <table:table-cell office:value-type="string" calcext:value-type="string">
            <text:p>Coombs2000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autonomous driving on a highway using road following (robotic HMMWV)</text:p>
          </table:table-cell>
          <table:table-cell office:value-type="string" calcext:value-type="string">
            <text:p>Juberts1993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vision based vehicle following (robotic HMMWV)</text:p>
          </table:table-cell>
          <table:table-cell office:value-type="string" calcext:value-type="string">
            <text:p>Juberts1993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welding (RoboCrane)</text:p>
          </table:table-cell>
          <table:table-cell office:value-type="string" calcext:value-type="string">
            <text:p>Bostelman1999, Rippey1997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grinding (RoboCrane)</text:p>
          </table:table-cell>
          <table:table-cell office:value-type="string" calcext:value-type="string">
            <text:p>Bostelman1999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ipe-fitting (RoboCrane)</text:p>
          </table:table-cell>
          <table:table-cell office:value-type="string" calcext:value-type="string">
            <text:p>Bostelman1999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spection (RoboCrane)</text:p>
          </table:table-cell>
          <table:table-cell office:value-type="string" calcext:value-type="string">
            <text:p>Bostelman1999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bridge construction (RoboCrane) </text:p>
          </table:table-cell>
          <table:table-cell office:value-type="string" calcext:value-type="string">
            <text:p>Bostelman1999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waste storage tank remediation (RoboCrane)</text:p>
          </table:table-cell>
          <table:table-cell office:value-type="string" calcext:value-type="string">
            <text:p>Bostelman1999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balancing inverted pendulum</text:p>
          </table:table-cell>
          <table:table-cell office:value-type="string" calcext:value-type="string">
            <text:p>Gazi1998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horizontal machining workstation</text:p>
          </table:table-cell>
          <table:table-cell office:value-type="string" calcext:value-type="string">
            <text:p>Albus1982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leaning and deburring workstation</text:p>
          </table:table-cell>
          <table:table-cell office:value-type="string" calcext:value-type="string">
            <text:p>Murphy1988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advanced deburring and chamfering system</text:p>
          </table:table-cell>
          <table:table-cell office:value-type="string" calcext:value-type="string">
            <text:p>Stouffer1993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ASA standard reference model architecture for the Space Station Telerobotic Servicer (NASREM)</text:p>
          </table:table-cell>
          <table:table-cell office:value-type="string" calcext:value-type="string">
            <text:p>Albus1989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al mining automation</text:p>
          </table:table-cell>
          <table:table-cell office:value-type="string" calcext:value-type="string">
            <text:p>Huang1991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nuclear submarine maneuvering system</text:p>
          </table:table-cell>
          <table:table-cell office:value-type="string" calcext:value-type="string">
            <text:p>Huang1993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US Postal Service automated stamp distribution centre</text:p>
          </table:table-cell>
          <table:table-cell office:value-type="string" calcext:value-type="string">
            <text:p>Albus1997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ntrolling multiple autonomous undersea vehicles</text:p>
          </table:table-cell>
          <table:table-cell office:value-type="string" calcext:value-type="string">
            <text:p>Herman1988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lanning and control for a spray casting machine</text:p>
          </table:table-cell>
          <table:table-cell office:value-type="string" calcext:value-type="string">
            <text:p>Albus19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team training in the NASA Mission Control Center domain</text:p>
          </table:table-cell>
          <table:table-cell office:value-type="string" calcext:value-type="string">
            <text:p>Yin2000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model of several teams in a military scenario - effect of proactive information delivery</text:p>
          </table:table-cell>
          <table:table-cell office:value-type="string" calcext:value-type="string">
            <text:p>Yen2003a, Yen2003, Yen2003b, Hanratty2003, Fan2005c, Yen2006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support for anti-terrorist analyst teams through collaborative story building and accumulation of evidence</text:p>
          </table:table-cell>
          <table:table-cell office:value-type="string" calcext:value-type="string">
            <text:p>Yen2004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eb service composition and exception handling</text:p>
          </table:table-cell>
          <table:table-cell office:value-type="string" calcext:value-type="string">
            <text:p>Fan2004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protect the airport in a military simulation (test performance under time pressure and adaptive decision-making)</text:p>
          </table:table-cell>
          <table:table-cell office:value-type="string" calcext:value-type="string">
            <text:p>Fan2005a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human-robot team simulation for missions in the C2CUT (Command &amp; Control for Complex and Urban Terrain) domain</text:p>
          </table:table-cell>
          <table:table-cell office:value-type="string" calcext:value-type="string">
            <text:p>Fan2005, Fan2006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covery of unknown adverse drug reactions in postmarketing surveillance</text:p>
          </table:table-cell>
          <table:table-cell office:value-type="string" calcext:value-type="string">
            <text:p>Ji2005, Ji2007a, Ji2007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team training in the fire-rescue domain (two firefighters and one ambulance)</text:p>
          </table:table-cell>
          <table:table-cell office:value-type="string" calcext:value-type="string">
            <text:p>Fan2006b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train derailment scenario (R-CAST-MED for emergency services coordination)</text:p>
          </table:table-cell>
          <table:table-cell office:value-type="string" calcext:value-type="string">
            <text:p>Zhu2007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resource allocation in a hurricane relief scenario (rescuing people, food delivery, fixing levee)</text:p>
          </table:table-cell>
          <table:table-cell office:value-type="string" calcext:value-type="string">
            <text:p>Airy2009, Wang2007c, Airy2009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decision support for C2 scenario (Three-Block Challenge)</text:p>
          </table:table-cell>
          <table:table-cell office:value-type="string" calcext:value-type="string">
            <text:p>Fan2010, Fan2010a, Fan2008, Yen2009, Hanratty2009, Fan2010, Fan2010a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support for the cyber situation awareness</text:p>
          </table:table-cell>
          <table:table-cell office:value-type="string" calcext:value-type="string">
            <text:p>Jajodia2010, Chen2012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support for battle drill processes (filling out forms)</text:p>
          </table:table-cell>
          <table:table-cell office:value-type="string" calcext:value-type="string">
            <text:p>From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ocument similarity clustering</text:p>
          </table:table-cell>
          <table:table-cell office:value-type="string" calcext:value-type="string">
            <text:p>Ratnayake2002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network traffic analysis</text:p>
          </table:table-cell>
          <table:table-cell office:value-type="string" calcext:value-type="string">
            <text:p>Coward2001b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enerate actions in response to visual inputs</text:p>
          </table:table-cell>
          <table:table-cell office:value-type="string" calcext:value-type="string">
            <text:p>Coward2000b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imple categorization task (binary patterns)</text:p>
          </table:table-cell>
          <table:table-cell office:value-type="string" calcext:value-type="string">
            <text:p>Coward2001, Coward2009a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for binding of visual objects (human data)</text:p>
          </table:table-cell>
          <table:table-cell office:value-type="string" calcext:value-type="string">
            <text:p>Coward2004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lanning assembly/dissasembly of objects</text:p>
          </table:table-cell>
          <table:table-cell office:value-type="string" calcext:value-type="string">
            <text:p>Murdock2008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lanning in logistics domain (loading, directing and unloading trucks)</text:p>
          </table:table-cell>
          <table:table-cell office:value-type="string" calcext:value-type="string">
            <text:p>Murdock2008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daptive browser (determine viewers for documents of different types)</text:p>
          </table:table-cell>
          <table:table-cell office:value-type="string" calcext:value-type="string">
            <text:p>Murdock1999a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utomated meeting scheduling system</text:p>
          </table:table-cell>
          <table:table-cell office:value-type="string" calcext:value-type="string">
            <text:p>Murdock1999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defend city task (FreeCiv)</text:p>
          </table:table-cell>
          <table:table-cell office:value-type="string" calcext:value-type="string">
            <text:p>Ulam200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robot for performing geriatric assessment (CLARC)</text:p>
          </table:table-cell>
          <table:table-cell office:value-type="string" calcext:value-type="string">
            <text:p>Bandera2016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robot salesman (Gualzru)</text:p>
          </table:table-cell>
          <table:table-cell office:value-type="string" calcext:value-type="string">
            <text:p>Romero-Garces2015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multimodal interaction game (“touch the ball”)</text:p>
          </table:table-cell>
          <table:table-cell office:value-type="string" calcext:value-type="string">
            <text:p>Bustos2013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multimodal interaction game (“touch the draw”)</text:p>
          </table:table-cell>
          <table:table-cell office:value-type="string" calcext:value-type="string">
            <text:p>Calderita20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block-stacking task (Emergent simulation)</text:p>
          </table:table-cell>
          <table:table-cell office:value-type="string" calcext:value-type="string">
            <text:p>Szabados2013, Vinokurov2013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serial image classifier</text:p>
          </table:table-cell>
          <table:table-cell office:value-type="string" calcext:value-type="string">
            <text:p>Vinokurov2011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computer vision, games and puzzles</text:p>
          </table:table-cell>
          <table:table-cell office:value-type="string" calcext:value-type="string">
            <text:p>visual search in synthetic environment (Unreal Tournament)</text:p>
          </table:table-cell>
          <table:table-cell office:value-type="string" calcext:value-type="string">
            <text:p>Jilk2008b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Eight Puzzle</text:p>
          </table:table-cell>
          <table:table-cell office:value-type="string" calcext:value-type="string">
            <text:p>Laird1984, Laird198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Tic-Tac-Toe</text:p>
          </table:table-cell>
          <table:table-cell office:value-type="string" calcext:value-type="string">
            <text:p>Laird198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VAX computer configuration (R1-Soar)</text:p>
          </table:table-cell>
          <table:table-cell office:value-type="string" calcext:value-type="string">
            <text:p>Laird1984, Rosenbloom1985, Steier198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model of human syllogistic reasoning (human data from Johnson-Laird &amp; Bara, 1984)</text:p>
          </table:table-cell>
          <table:table-cell office:value-type="string" calcext:value-type="string">
            <text:p>Steier1987, Polk1988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alance beam - decide which side of the beam will go down when weights are placed on either side</text:p>
          </table:table-cell>
          <table:table-cell office:value-type="string" calcext:value-type="string">
            <text:p>Steier198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reaction-time task by Seibel (1963), press a button corresponding to one of 10 lights as quickly as possible - Soar model replicates human data and accounts for the effects of practice</text:p>
          </table:table-cell>
          <table:table-cell office:value-type="string" calcext:value-type="string">
            <text:p>Steier198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gorithm design - insertion-sort, quicksort and mergesort (Cypress-Soar)</text:p>
          </table:table-cell>
          <table:table-cell office:value-type="string" calcext:value-type="string">
            <text:p>Steier198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atural language processing in real-time (200-300 words per minute) (NL-Soar) - syntactic knowledge and semantics of simple instructions for the immediate reasoning and Robo-Soar blocks-world tasks</text:p>
          </table:table-cell>
          <table:table-cell office:value-type="string" calcext:value-type="string">
            <text:p>Lewis1988, Lehman1991, Huffman1992, Lewis1992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eries completion problem (CS-Soar) (human data)</text:p>
          </table:table-cell>
          <table:table-cell office:value-type="string" calcext:value-type="string">
            <text:p>Lewis1988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ntrolling robotic arm to align blocks in a work area (Robo-Soar)</text:p>
          </table:table-cell>
          <table:table-cell office:value-type="string" calcext:value-type="string">
            <text:p>Lewis1988, Laird1991b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mobile robot with grippers and sonar to navigate around the room and retrieve cups</text:p>
          </table:table-cell>
          <table:table-cell office:value-type="string" calcext:value-type="string">
            <text:p>Lewis1988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a model of moment-by-moment interaction (Browser-Soar) - human interacting with a computer browser</text:p>
          </table:table-cell>
          <table:table-cell office:value-type="string" calcext:value-type="string">
            <text:p>Lewis1988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sychological experiments, games and puzzles</text:p>
          </table:table-cell>
          <table:table-cell office:value-type="string" calcext:value-type="string">
            <text:p>model of strategy-acquisition in Tower of Hanoi (human data)</text:p>
          </table:table-cell>
          <table:table-cell office:value-type="string" calcext:value-type="string">
            <text:p>Ruiz198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Piagetian number conservation concepts in children via EBL</text:p>
          </table:table-cell>
          <table:table-cell office:value-type="string" calcext:value-type="string">
            <text:p>Simon199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lti-column subtraction</text:p>
          </table:table-cell>
          <table:table-cell office:value-type="string" calcext:value-type="string">
            <text:p>Rosenbloom1991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simulate human pilots in large-scale distributed simulations (TacAir-Soar)</text:p>
          </table:table-cell>
          <table:table-cell office:value-type="string" calcext:value-type="string">
            <text:p>Wray1998, Laird1998a, Laird1998, Jones1999, Jones1999a, Wray200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emotional SOF Soar Agent for long range reconnaissance mission - personality and emotion to make the behavior of characters less predictable</text:p>
          </table:table-cell>
          <table:table-cell office:value-type="string" calcext:value-type="string">
            <text:p>Henninger2003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ymbolic concept acquisition - SCA-Soar</text:p>
          </table:table-cell>
          <table:table-cell office:value-type="string" calcext:value-type="string">
            <text:p>Miller1992, Wray2003b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ffice building navigation on a mobile robot</text:p>
          </table:table-cell>
          <table:table-cell office:value-type="string" calcext:value-type="string">
            <text:p>Laird2012a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learning new objects in a real-world table top robotic environment (robotic arm)</text:p>
          </table:table-cell>
          <table:table-cell office:value-type="string" calcext:value-type="string">
            <text:p>Laird2012a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a Pacman-like game (Soar-EM with episodic memory)</text:p>
          </table:table-cell>
          <table:table-cell office:value-type="string" calcext:value-type="string">
            <text:p>Nuxoll2004, Nason200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cooperative game - demo of emotion model based on the ideas of Damasio and Gratch &amp; Marsella (Soar-Emote)</text:p>
          </table:table-cell>
          <table:table-cell office:value-type="string" calcext:value-type="string">
            <text:p>Marinier200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Missionaries &amp; Cannibals puzzle (Soar-RL)</text:p>
          </table:table-cell>
          <table:table-cell office:value-type="string" calcext:value-type="string">
            <text:p>Nason200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synthetic game characters for a story-intensive game Haunt 2</text:p>
          </table:table-cell>
          <table:table-cell office:value-type="string" calcext:value-type="string">
            <text:p>Magerko2004a, Konik2006, Magerko200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MOUTBots - modeling subject variability for urban combat scenario</text:p>
          </table:table-cell>
          <table:table-cell office:value-type="string" calcext:value-type="string">
            <text:p>Wray2003, Wray2004b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gnitive arithmetic (declarative memory demo)</text:p>
          </table:table-cell>
          <table:table-cell office:value-type="string" calcext:value-type="string">
            <text:p>Wang2006d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able setting experiment</text:p>
          </table:table-cell>
          <table:table-cell office:value-type="string" calcext:value-type="string">
            <text:p>Lathrop200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eometry problem (prove the congruency of two triangles given the initial relationships between four lines)</text:p>
          </table:table-cell>
          <table:table-cell office:value-type="string" calcext:value-type="string">
            <text:p>Lathrop200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locks World problem</text:p>
          </table:table-cell>
          <table:table-cell office:value-type="string" calcext:value-type="string">
            <text:p>Kennedy200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task in Urban Combat Testbed (UCT) (reaching the flag) - test of transfer across multiple learning mechanisms</text:p>
          </table:table-cell>
          <table:table-cell office:value-type="string" calcext:value-type="string">
            <text:p>Gorski2006, Gorski200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a real-time RPG game (SORTS)</text:p>
          </table:table-cell>
          <table:table-cell office:value-type="string" calcext:value-type="string">
            <text:p>Wintermute2007b, Wintermute2007a, Wintermute200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finding food in the simulated maze (Soar-RL + affect)</text:p>
          </table:table-cell>
          <table:table-cell office:value-type="string" calcext:value-type="string">
            <text:p>Hogewoning200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T maze task (Tolman and Hoznik 1930) to test influence of the historical information in learning (Soar-RL)</text:p>
          </table:table-cell>
          <table:table-cell office:value-type="string" calcext:value-type="string">
            <text:p>Wang2007d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controlling a tank in a TankSoar environment (find and destroy other tanks, find energy and missiles) - test of episodic memory model (Soar-EpMem)</text:p>
          </table:table-cell>
          <table:table-cell office:value-type="string" calcext:value-type="string">
            <text:p>Nuxoll2007, Derbinsky200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gas-turbine engine health management system control</text:p>
          </table:table-cell>
          <table:table-cell office:value-type="string" calcext:value-type="string">
            <text:p>Gunetti2008a, Gunetti2008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navigating a maze (Soar-RL + affect)</text:p>
          </table:table-cell>
          <table:table-cell office:value-type="string" calcext:value-type="string">
            <text:p>Marinier2008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alling Block Model (predict effect of gravity for blocks in the scene) - model of motion</text:p>
          </table:table-cell>
          <table:table-cell office:value-type="string" calcext:value-type="string">
            <text:p>Wintermute2008a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edestal blocks world domain (test imagery for spatial reasoning)</text:p>
          </table:table-cell>
          <table:table-cell office:value-type="string" calcext:value-type="string">
            <text:p>Wintermute2012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 path planning (simulation) - model of motion</text:p>
          </table:table-cell>
          <table:table-cell office:value-type="string" calcext:value-type="string">
            <text:p>Wintermute2008a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sychological experiments, virtual agents</text:p>
          </table:table-cell>
          <table:table-cell office:value-type="string" calcext:value-type="string">
            <text:p>model of Social Comparison Theory (human data) - group behavior and pedestrian movement phenomena in simulated environment</text:p>
          </table:table-cell>
          <table:table-cell office:value-type="string" calcext:value-type="string">
            <text:p>Fridman200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Infinite Mario (Soar-RL)</text:p>
          </table:table-cell>
          <table:table-cell office:value-type="string" calcext:value-type="string">
            <text:p>Mohan2009, Mohan2011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 from the pegged Blocks World domain - evaluation of imagery representation for solving problems</text:p>
          </table:table-cell>
          <table:table-cell office:value-type="string" calcext:value-type="string">
            <text:p>Wintermute2009b, Wintermute200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general game playing - learning and skill transfer between four single-player games: Wargame, Escape, Rogue, Build</text:p>
          </table:table-cell>
          <table:table-cell office:value-type="string" calcext:value-type="string">
            <text:p>Xu200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a Pacman-like game (Eaters) (Soar + theory of cognitive control PEACTIDM + appraisal theory by Scherer)</text:p>
          </table:table-cell>
          <table:table-cell office:value-type="string" calcext:value-type="string">
            <text:p>Marinier200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Autonomous UAV Mission Management and Control</text:p>
          </table:table-cell>
          <table:table-cell office:value-type="string" calcext:value-type="string">
            <text:p>Gunetti201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Breaking Blocks World domain (gripper can pick up blocks, if they are stacked they fall and break) - learning action models in relational domains</text:p>
          </table:table-cell>
          <table:table-cell office:value-type="string" calcext:value-type="string">
            <text:p>Xu201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roblems in Taxi domain - navigate a simulated map with walls, pick up a passenger and deliver to a destination, refill tank when necessary</text:p>
          </table:table-cell>
          <table:table-cell office:value-type="string" calcext:value-type="string">
            <text:p>Xu201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Frogger II - reinforcement learning in spatial tasks with imagery system</text:p>
          </table:table-cell>
          <table:table-cell office:value-type="string" calcext:value-type="string">
            <text:p>Wintermute201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Simon - a game of memory skill, reproduce musical pattern (user presses the buttons)</text:p>
          </table:table-cell>
          <table:table-cell office:value-type="string" calcext:value-type="string">
            <text:p>Derbinsky2011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teractive music generation: learning chord sequencing, note sequencing and note-chord association</text:p>
          </table:table-cell>
          <table:table-cell office:value-type="string" calcext:value-type="string">
            <text:p>Derbinsky2011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xperiments in the Well World domain - be safe when not thirsty and find water when thirsty - test episodic memory model with RL </text:p>
          </table:table-cell>
          <table:table-cell office:value-type="string" calcext:value-type="string">
            <text:p>Gorski2011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visit every room in the building (simulation), generates 10000 items in working memory - test different strategies of selective retention in WM</text:p>
          </table:table-cell>
          <table:table-cell office:value-type="string" calcext:value-type="string">
            <text:p>Derbinsky2012c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Liar's Dice - multi-player game of chance to test different strategies of selective retention in procedural memory</text:p>
          </table:table-cell>
          <table:table-cell office:value-type="string" calcext:value-type="string">
            <text:p>Derbinsky2012c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ercussive collaboration (urMus/Soar + RL)</text:p>
          </table:table-cell>
          <table:table-cell office:value-type="string" calcext:value-type="string">
            <text:p>Derbinsky2012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arning in a realistic physics domain (2D room with a ball, a box and a ramp)</text:p>
          </table:table-cell>
          <table:table-cell office:value-type="string" calcext:value-type="string">
            <text:p>Xu2013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navigation and delivering objects in the simulated indoor environment with rooms (to investigate preemptive strategies for managing multiple goals)</text:p>
          </table:table-cell>
          <table:table-cell office:value-type="string" calcext:value-type="string">
            <text:p>Li2007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control of UAV for border surveillance mission (simulation)</text:p>
          </table:table-cell>
          <table:table-cell office:value-type="string" calcext:value-type="string">
            <text:p>Stenger2012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, HRI/HCI, NLP</text:p>
          </table:table-cell>
          <table:table-cell office:value-type="string" calcext:value-type="string">
            <text:p>object manipulation and learning new actions using Rosie (Robotic Soar Instructable Entity) under human instruction (a robotic arm with Kinect sensor that manipulates small foam blocks on a table-top kitchen workspace with pantry, garbage, table and stove with associated functions). Lexical processing using LG-Soar</text:p>
          </table:table-cell>
          <table:table-cell office:value-type="string" calcext:value-type="string">
            <text:p>ShiwaliMohan2014, Mohan2013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, HRI/HCI, NLP</text:p>
          </table:table-cell>
          <table:table-cell office:value-type="string" calcext:value-type="string">
            <text:p>general game playing under instruction (Rosie): learning simple spatial games and puzzles (Tower of Hanoi, Tic-Tac-Toe, Connect-3, Frog Puzzle and the Knight's Tour)</text:p>
          </table:table-cell>
          <table:table-cell office:value-type="string" calcext:value-type="string">
            <text:p>Kirk2014, Mohan2015, Kirk201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Missing Link word puzzle (spontaneous (automatic) retrieval of knowledge from long-term memory to short-term memory)</text:p>
          </table:table-cell>
          <table:table-cell office:value-type="string" calcext:value-type="string">
            <text:p>Li2015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word sense disambiguation (WSD) task - evaluate algorithm for spreading activation (SemSoar + WordNet 3.0)</text:p>
          </table:table-cell>
          <table:table-cell office:value-type="string" calcext:value-type="string">
            <text:p>Jones201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obotics, NLP, HRI/HCI</text:p>
          </table:table-cell>
          <table:table-cell office:value-type="string" calcext:value-type="string">
            <text:p>package delivery via interactive task learning (mobile robot) - tests NLP (reference resolution), object finding, interaction</text:p>
          </table:table-cell>
          <table:table-cell office:value-type="string" calcext:value-type="string">
            <text:p>Mininger201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language comprehension - understanding commands, questions, syntax, semantics + commands in Spanish (LUCIA implemented for Rosie)</text:p>
          </table:table-cell>
          <table:table-cell office:value-type="string" calcext:value-type="string">
            <text:p>Lindes201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NLP system for extracting and representing knowledge from abbreviated text - parsing genealogical information of thousands colonial Americans, contains multiple abbreviations (LG-Soar = Link Grammar + Soar)</text:p>
          </table:table-cell>
          <table:table-cell office:value-type="string" calcext:value-type="string">
            <text:p>Lonsdale20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NLP, misc</text:p>
          </table:table-cell>
          <table:table-cell office:value-type="string" calcext:value-type="string">
            <text:p>narrative reasoning agent</text:p>
          </table:table-cell>
          <table:table-cell office:value-type="string" calcext:value-type="string">
            <text:p>Boloni2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virtual agents, HRI/HCI, NLP</text:p>
          </table:table-cell>
          <table:table-cell office:value-type="string" calcext:value-type="string">
            <text:p>interactive intelligent character Gandalf (multi-modal dialogue, turn-taking, gestures, language understanding)</text:p>
          </table:table-cell>
          <table:table-cell office:value-type="string" calcext:value-type="string">
            <text:p>Thorisson1997, Thorisson1998, Thorisson1999a, Thorisson2002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turn-taking during the dialogue</text:p>
          </table:table-cell>
          <table:table-cell office:value-type="string" calcext:value-type="string">
            <text:p>Thorisson1997a, Jonsdottir2008, Jonsdottir2013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HRI/HCI</text:p>
          </table:table-cell>
          <table:table-cell office:value-type="string" calcext:value-type="string">
            <text:p>multi-party multi-modal communication</text:p>
          </table:table-cell>
          <table:table-cell office:value-type="string" calcext:value-type="string">
            <text:p>Thorisson20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ontrol mobile robot to locate garbage cans</text:p>
          </table:table-cell>
          <table:table-cell office:value-type="string" calcext:value-type="string">
            <text:p>Mitchell19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Tower of Hanoi task (human data)</text:p>
          </table:table-cell>
          <table:table-cell office:value-type="string" calcext:value-type="string">
            <text:p>Vanlehn1989e</text:p>
          </table:table-cell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ltiplication problem (goal reconstruction)</text:p>
          </table:table-cell>
          <table:table-cell office:value-type="string" calcext:value-type="string">
            <text:p>Vanlehn1989a</text:p>
          </table:table-cell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lticolumn subtraction</text:p>
          </table:table-cell>
          <table:table-cell office:value-type="string" calcext:value-type="string">
            <text:p>Vanlehn1989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Spaun model of 8 tasks (image recognition, RL, counting, question answering, rapid variable creation)</text:p>
          </table:table-cell>
          <table:table-cell office:value-type="string" calcext:value-type="string">
            <text:p>Eliasmith2012, Stewart2012, Rasmussen2013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BioSpaun model of 8 tasks (image recognition, RL, counting, question answering, rapid variable creation)</text:p>
          </table:table-cell>
          <table:table-cell office:value-type="string" calcext:value-type="string">
            <text:p>Eliasmith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for testing the effects of TTX on high-level function</text:p>
          </table:table-cell>
          <table:table-cell office:value-type="string" calcext:value-type="string">
            <text:p>Eliasmith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model of speech production and perception (human data)</text:p>
          </table:table-cell>
          <table:table-cell office:value-type="string" calcext:value-type="string">
            <text:p>Kroger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constraint-based parser for fully distributed representations</text:p>
          </table:table-cell>
          <table:table-cell office:value-type="string" calcext:value-type="string">
            <text:p>Blouw2016, Stewart2015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n-back task model (human data)</text:p>
          </table:table-cell>
          <table:table-cell office:value-type="string" calcext:value-type="string">
            <text:p>Gosmann2017, Gosmann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the Remote Associates Test (RAT) (human data)</text:p>
          </table:table-cell>
          <table:table-cell office:value-type="string" calcext:value-type="string">
            <text:p>Gosmann2017a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eural action planning model</text:p>
          </table:table-cell>
          <table:table-cell office:value-type="string" calcext:value-type="string">
            <text:p>Blouw2016a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 neural model of mathematical development (model the progression from a counting-based strategy for addition to recall-based strategy)</text:p>
          </table:table-cell>
          <table:table-cell office:value-type="string" calcext:value-type="string">
            <text:p>Aubin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 neural model of action planning</text:p>
          </table:table-cell>
          <table:table-cell office:value-type="string" calcext:value-type="string">
            <text:p>Blouw2016a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a neural model of syllable sequencing task</text:p>
          </table:table-cell>
          <table:table-cell office:value-type="string" calcext:value-type="string">
            <text:p>Senft2015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parsing visually presented command and executing it (verb-noun commands and scales up to a vocabulary of hundreds of thousands of terms). Limitations: no grammatical rules, no token separation</text:p>
          </table:table-cell>
          <table:table-cell office:value-type="string" calcext:value-type="string">
            <text:p>Stewart2013, Choo2013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HRI/HCI, NLP</text:p>
          </table:table-cell>
          <table:table-cell office:value-type="string" calcext:value-type="string">
            <text:p>instruction following (commands of the type if X do Y), reaction times for the two-choice and simple reaction time in Grice, Nullmeyer &amp; Spiker (1982) (human data). Subvocal and vision commands</text:p>
          </table:table-cell>
          <table:table-cell office:value-type="string" calcext:value-type="string">
            <text:p>Choo2013, Stewart2014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rticulatory-acoustic model (speech production on the basis of articulatory geometries)</text:p>
          </table:table-cell>
          <table:table-cell office:value-type="string" calcext:value-type="string">
            <text:p>Kroger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biologically plausible large-scale model of associative memory based on WordNet concepts (decoding accuracy, hierarchy traversal, sentence encoding)</text:p>
          </table:table-cell>
          <table:table-cell office:value-type="string" calcext:value-type="string">
            <text:p>Crawford2010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biologically plausible model of syntactic and semantic parsing </text:p>
          </table:table-cell>
          <table:table-cell office:value-type="string" calcext:value-type="string">
            <text:p>Stewart2015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categorization and clustering</text:p>
          </table:table-cell>
          <table:table-cell office:value-type="string" calcext:value-type="string">
            <text:p>digit classification (MNIST dataset) to demonstrate scaling of supervised and unsupervised learning</text:p>
          </table:table-cell>
          <table:table-cell office:value-type="string" calcext:value-type="string">
            <text:p>Bekolay2013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yllable sequencing task (effect of dopamine level on phenomena like freezing associated with Parkinson's desease)</text:p>
          </table:table-cell>
          <table:table-cell office:value-type="string" calcext:value-type="string">
            <text:p>Senft2015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odel of mathematical development (counting strategy and model of discalculia)</text:p>
          </table:table-cell>
          <table:table-cell office:value-type="string" calcext:value-type="string">
            <text:p>Aubin2016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categorization and clustering, computer vision, psychological experiments</text:p>
          </table:table-cell>
          <table:table-cell office:value-type="string" calcext:value-type="string">
            <text:p>model of the prototype-based categorization, simulate a task from Posner &amp; Keele (1968) (human data)</text:p>
          </table:table-cell>
          <table:table-cell office:value-type="string" calcext:value-type="string">
            <text:p>Hunsberger2013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computer vision, psychological experiments</text:p>
          </table:table-cell>
          <table:table-cell office:value-type="string" calcext:value-type="string">
            <text:p>model of the exemplar-based categorization, simulate a task from Regehr &amp; Brook’s (1993)</text:p>
          </table:table-cell>
          <table:table-cell office:value-type="string" calcext:value-type="string">
            <text:p>Hunsberger2013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 neuronal model of symbol manipulation (question answering, action planning, etc.)</text:p>
          </table:table-cell>
          <table:table-cell office:value-type="string" calcext:value-type="string">
            <text:p>Stewart20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laying video games (Canabalt and Robot Unicorn Attack)</text:p>
          </table:table-cell>
          <table:table-cell office:value-type="string" calcext:value-type="string">
            <text:p>Kotseruba201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Google word analogy task</text:p>
          </table:table-cell>
          <table:table-cell office:value-type="string" calcext:value-type="string">
            <text:p>Demski201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determining hypernyms and hyponyms on WordNet dataset</text:p>
          </table:table-cell>
          <table:table-cell office:value-type="string" calcext:value-type="string">
            <text:p>Kommers2014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determining hypernyms and hyponyms on McRae et al. (2005) dataset</text:p>
          </table:table-cell>
          <table:table-cell office:value-type="string" calcext:value-type="string">
            <text:p>Kommers2014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peech recognition (TIMIT dataset)</text:p>
          </table:table-cell>
          <table:table-cell office:value-type="string" calcext:value-type="string">
            <text:p>Joshi2016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peech recognition (TI-46 dataset)</text:p>
          </table:table-cell>
          <table:table-cell office:value-type="string" calcext:value-type="string">
            <text:p>Joshi2014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Prisoner's dilemma</text:p>
          </table:table-cell>
          <table:table-cell office:value-type="string" calcext:value-type="string">
            <text:p>Pynadath201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Stag Hunt</text:p>
          </table:table-cell>
          <table:table-cell office:value-type="string" calcext:value-type="string">
            <text:p>Pynadath201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Matching Pennies</text:p>
          </table:table-cell>
          <table:table-cell office:value-type="string" calcext:value-type="string">
            <text:p>Pynadath201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The Ultimatum Game</text:p>
          </table:table-cell>
          <table:table-cell office:value-type="string" calcext:value-type="string">
            <text:p>Pynadath201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Eight puzzle</text:p>
          </table:table-cell>
          <table:table-cell office:value-type="string" calcext:value-type="string">
            <text:p>Rosenbloom2015b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virtual human in a shoplifting scenario</text:p>
          </table:table-cell>
          <table:table-cell office:value-type="string" calcext:value-type="string">
            <text:p>Rosenbloom2016, Ustun201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HRI/HCI, NLP</text:p>
          </table:table-cell>
          <table:table-cell office:value-type="string" calcext:value-type="string">
            <text:p>chatbot</text:p>
          </table:table-cell>
          <table:table-cell office:value-type="string" calcext:value-type="string">
            <text:p>Rosenbloom201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irst-order inference in limited domains: examples for overlooking relevant information, which leads to wrong action, detecting contradictions, forming long-term memory, priming, etc.</text:p>
          </table:table-cell>
          <table:table-cell office:value-type="string" calcext:value-type="string">
            <text:p>Shastri1995, Shastri1996, Shastri1997, Shastri1998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emporal reasoning in limited domains </text:p>
          </table:table-cell>
          <table:table-cell office:value-type="string" calcext:value-type="string">
            <text:p>Shastri1999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retrieval from a large artificially generated KB</text:p>
          </table:table-cell>
          <table:table-cell office:value-type="string" calcext:value-type="string">
            <text:p>Shastri1997, Shastri2007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retrieval from WordNet (queries of type is-a hypernym)</text:p>
          </table:table-cell>
          <table:table-cell office:value-type="string" calcext:value-type="string">
            <text:p>Shastri1997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psychological experiments</text:p>
          </table:table-cell>
          <table:table-cell office:value-type="string" calcext:value-type="string">
            <text:p>habituation experiment by Marcus et al.</text:p>
          </table:table-cell>
          <table:table-cell office:value-type="string" calcext:value-type="string">
            <text:p>Shastri1999a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Cup team (2D simulation)</text:p>
          </table:table-cell>
          <table:table-cell office:value-type="string" calcext:value-type="string">
            <text:p>Wendelken2004, Wendelken2003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games and puzzles</text:p>
          </table:table-cell>
          <table:table-cell office:value-type="string" calcext:value-type="string">
            <text:p>caveman's dilemma (hunt or gather) </text:p>
          </table:table-cell>
          <table:table-cell office:value-type="string" calcext:value-type="string">
            <text:p>Wendelken2002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virtual agents</text:p>
          </table:table-cell>
          <table:table-cell office:value-type="string" calcext:value-type="string">
            <text:p>critical thinking training in battlefield planning domain </text:p>
          </table:table-cell>
          <table:table-cell office:value-type="string" calcext:value-type="string">
            <text:p>Cohen2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learning to count using fingers while listening to counting words</text:p>
          </table:table-cell>
          <table:table-cell office:value-type="string" calcext:value-type="string">
            <text:p>DiNuovo2014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, HRI/HCI, computer vision</text:p>
          </table:table-cell>
          <table:table-cell office:value-type="string" calcext:value-type="string">
            <text:p>learning to recognize and localize objects placed on the table</text:p>
          </table:table-cell>
          <table:table-cell office:value-type="string" calcext:value-type="string">
            <text:p>Leitner2013a, Leitner2013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tracking people walking in front of the robot</text:p>
          </table:table-cell>
          <table:table-cell office:value-type="string" calcext:value-type="string">
            <text:p>Metta2011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, NLP, HRI/HCI</text:p>
          </table:table-cell>
          <table:table-cell office:value-type="string" calcext:value-type="string">
            <text:p>perform commands in a subset of English (e.g. drop a ball into basket)</text:p>
          </table:table-cell>
          <table:table-cell office:value-type="string" calcext:value-type="string">
            <text:p>Tikhanoff2011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grasping and reaching (simulation/real)</text:p>
          </table:table-cell>
          <table:table-cell office:value-type="string" calcext:value-type="string">
            <text:p>Tikhanoff2011, Sauser2012, Degallier2008, Vernon2010a, Metta2010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hand localization (visual features)</text:p>
          </table:table-cell>
          <table:table-cell office:value-type="string" calcext:value-type="string">
            <text:p>Ciliberto2011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computer vision, robotics</text:p>
          </table:table-cell>
          <table:table-cell office:value-type="string" calcext:value-type="string">
            <text:p>multimodal exploration (vision and audio saliency)</text:p>
          </table:table-cell>
          <table:table-cell office:value-type="string" calcext:value-type="string">
            <text:p>Ruesch2008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rawling (simulation/real)</text:p>
          </table:table-cell>
          <table:table-cell office:value-type="string" calcext:value-type="string">
            <text:p>Degallier2008, Vernon2010a, Metta2010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teractive drumming (real)</text:p>
          </table:table-cell>
          <table:table-cell office:value-type="string" calcext:value-type="string">
            <text:p>Degallier20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HRI/HCI, robotics, NLP</text:p>
          </table:table-cell>
          <table:table-cell office:value-type="string" calcext:value-type="string">
            <text:p>autonomous early language acquisition under supervision (simple voice commands without complex syntax in a subset of English)</text:p>
          </table:table-cell>
          <table:table-cell office:value-type="string" calcext:value-type="string">
            <text:p>Weng2007, Zhang2001, Joshi2003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robot horse learning to navigate with verbal commands (four vowels A, E, I, U for direction of movement)</text:p>
          </table:table-cell>
          <table:table-cell office:value-type="string" calcext:value-type="string">
            <text:p>Weng1999a, Weng1999b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object recognition</text:p>
          </table:table-cell>
          <table:table-cell office:value-type="string" calcext:value-type="string">
            <text:p>Weng2010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face recognition (Weizmann face dataset)</text:p>
          </table:table-cell>
          <table:table-cell office:value-type="string" calcext:value-type="string">
            <text:p>Weng1999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vision for outdoor navigation (simulation)</text:p>
          </table:table-cell>
          <table:table-cell office:value-type="string" calcext:value-type="string">
            <text:p>Ji2008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ndoor navigation (robot)</text:p>
          </table:table-cell>
          <table:table-cell office:value-type="string" calcext:value-type="string">
            <text:p>Weng2007a, Weng2002a, Weng1999, Zeng2004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bstacle avoidance (crowded corridor)</text:p>
          </table:table-cell>
          <table:table-cell office:value-type="string" calcext:value-type="string">
            <text:p>Zeng2007, Zeng2004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tracking and reaching for objects (finding red ball)</text:p>
          </table:table-cell>
          <table:table-cell office:value-type="string" calcext:value-type="string">
            <text:p>Huang2007, Weng1999, Weng2000a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object tracking</text:p>
          </table:table-cell>
          <table:table-cell office:value-type="string" calcext:value-type="string">
            <text:p>Weng2010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face and gender recognition</text:p>
          </table:table-cell>
          <table:table-cell office:value-type="string" calcext:value-type="string">
            <text:p>Weng2007a, Weng1999b, Weng2000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chain of gripper movements (drawing simple shapes with voice command)</text:p>
          </table:table-cell>
          <table:table-cell office:value-type="string" calcext:value-type="string">
            <text:p>Zhang2002a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speech recognition (digit utterances from 63 participants)</text:p>
          </table:table-cell>
          <table:table-cell office:value-type="string" calcext:value-type="string">
            <text:p>Zhang20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upervised learning of object affordances</text:p>
          </table:table-cell>
          <table:table-cell office:value-type="string" calcext:value-type="string">
            <text:p>Erdemir2008, Erdemir2008a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, HRI/HCI, NLP, computer vision</text:p>
          </table:table-cell>
          <table:table-cell office:value-type="string" calcext:value-type="string">
            <text:p>supervised learning of objects using voice instruction</text:p>
          </table:table-cell>
          <table:table-cell office:value-type="string" calcext:value-type="string">
            <text:p>Kawamuraa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, HRI/HCI, NLP, computer vision</text:p>
          </table:table-cell>
          <table:table-cell office:value-type="string" calcext:value-type="string">
            <text:p>point to the object specified by the instructor</text:p>
          </table:table-cell>
          <table:table-cell office:value-type="string" calcext:value-type="string">
            <text:p>Kawamuraa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, HRI/HCI, computer vision</text:p>
          </table:table-cell>
          <table:table-cell office:value-type="string" calcext:value-type="string">
            <text:p>tracking object held by the instructor</text:p>
          </table:table-cell>
          <table:table-cell office:value-type="string" calcext:value-type="string">
            <text:p>Kawamuraa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, HRI/HCI</text:p>
          </table:table-cell>
          <table:table-cell office:value-type="string" calcext:value-type="string">
            <text:p>when a person in the room yells Fire!, suspend the current task and ask everyone to leave the room (demo of cognitive control)</text:p>
          </table:table-cell>
          <table:table-cell office:value-type="string" calcext:value-type="string">
            <text:p>Kawamuraa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robot cooperation to retrieve a can of soda (commands through GUI)</text:p>
          </table:table-cell>
          <table:table-cell office:value-type="string" calcext:value-type="string">
            <text:p>Kawamura1993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, NLP</text:p>
          </table:table-cell>
          <table:table-cell office:value-type="string" calcext:value-type="string">
            <text:p>reaching for objects (bean bag)</text:p>
          </table:table-cell>
          <table:table-cell office:value-type="string" calcext:value-type="string">
            <text:p>Kawamura2008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, computer vision</text:p>
          </table:table-cell>
          <table:table-cell office:value-type="string" calcext:value-type="string">
            <text:p>3D human face tracking (assistive robotics)</text:p>
          </table:table-cell>
          <table:table-cell office:value-type="string" calcext:value-type="string">
            <text:p>Kawamura1995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grasping objects</text:p>
          </table:table-cell>
          <table:table-cell office:value-type="string" calcext:value-type="string">
            <text:p>Kawamura2004, Ulutas2008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grasping moving object</text:p>
          </table:table-cell>
          <table:table-cell office:value-type="string" calcext:value-type="string">
            <text:p>Peng2003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visual servoing</text:p>
          </table:table-cell>
          <table:table-cell office:value-type="string" calcext:value-type="string">
            <text:p>Bishay1995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HRI/HCI, NLP, robotics</text:p>
          </table:table-cell>
          <table:table-cell office:value-type="string" calcext:value-type="string">
            <text:p>human-guided motion generation and behavior derivation</text:p>
          </table:table-cell>
          <table:table-cell office:value-type="string" calcext:value-type="string">
            <text:p>Kawamura2004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HRI/HCI, robotics, NLP</text:p>
          </table:table-cell>
          <table:table-cell office:value-type="string" calcext:value-type="string">
            <text:p>greeting and handshake, understanding when a person is expecting to be greeted and when it is a command</text:p>
          </table:table-cell>
          <table:table-cell office:value-type="string" calcext:value-type="string">
            <text:p>Kawamura2002, Peters2001, Kawamura2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1:45:48.359410450</meta:creation-date>
    <dc:date>2018-09-08T22:04:12.267577315</dc:date>
    <meta:editing-duration>PT18M22S</meta:editing-duration>
    <meta:editing-cycles>3</meta:editing-cycles>
    <meta:generator>LibreOffice/5.1.6.2$Linux_X86_64 LibreOffice_project/10m0$Build-2</meta:generator>
    <meta:document-statistic meta:table-count="1" meta:cell-count="3860" meta:object-count="0"/>
  </office:meta>
</office:document-meta>
</file>